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boolean-style style:name="N10099" number:language="es" number:country="AR">
      <number:boolean/>
    </number:boolean-style>
    <style:style style:name="ce1" style:family="table-cell" style:parent-style-name="Default" style:data-style-name="N1"/>
    <style:style style:name="ce2" style:family="table-cell" style:parent-style-name="Default" style:data-style-name="N100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23.46cm" svg:height="12.106cm" svg:x="9.557cm" svg:y="0.107cm">
            <draw:object draw:notify-on-update-of-ranges="Hoja1.E2:Hoja1.E47 Hoja1.F1:Hoja1.F1 Hoja1.F2:Hoja1.F47 Hoja1.G1:Hoja1.G1 Hoja1.G2:Hoja1.G4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row table:style-name="ro1">
          <table:table-cell office:value-type="string">
            <text:p>Nodos</text:p>
          </table:table-cell>
          <table:table-cell office:value-type="string">
            <text:p>Tiempo</text:p>
          </table:table-cell>
          <table:table-cell table:number-columns-repeated="2"/>
          <table:table-cell office:value-type="string">
            <text:p>Nodos</text:p>
          </table:table-cell>
          <table:table-cell office:value-type="string">
            <text:p>Promedio</text:p>
          </table:table-cell>
          <table:table-cell office:value-type="string">
            <text:p>Teorico</text:p>
          </table:table-cell>
          <table:table-cell table:number-columns-repeated="4"/>
          <table:table-cell office:value-type="string">
            <text:p>Constante C:</text:p>
          </table:table-cell>
          <table:table-cell office:value-type="float" office:value="190">
            <text:p>19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62461">
            <text:p>262461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1" table:formula="of:=SUMIF([.$A$2:.$A$2301];[.E2];[.$B$2:.$B$2301])/50" office:value-type="float" office:value="205588.22">
            <text:p>205588</text:p>
          </table:table-cell>
          <table:table-cell table:formula="of:=[.$M$1]*[.E2]^4" office:value-type="float" office:value="118750">
            <text:p>118750</text:p>
          </table:table-cell>
          <table:table-cell table:style-name="ce2" table:formula="of:=[.F2]&lt;[.G2]" office:value-type="boolean" office:boolean-value="false">
            <text:p>FALSO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1978">
            <text:p>151978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1" table:formula="of:=SUMIF([.$A$2:.$A$2301];[.E3];[.$B$2:.$B$2301])/50" office:value-type="float" office:value="495072.78">
            <text:p>495073</text:p>
          </table:table-cell>
          <table:table-cell table:formula="of:=[.$M$1]*[.E3]^4" office:value-type="float" office:value="246240">
            <text:p>246240</text:p>
          </table:table-cell>
          <table:table-cell table:style-name="ce2" table:formula="of:=[.F3]&lt;[.G3]" office:value-type="boolean" office:boolean-value="false">
            <text:p>FALSO</text:p>
          </table:table-cell>
          <table:table-cell table:number-columns-repeated="3"/>
          <table:table-cell office:value-type="string">
            <text:p>Teórico</text:p>
          </table:table-cell>
          <table:table-cell office:value-type="string">
            <text:p>O(n^3)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1123">
            <text:p>191123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1" table:formula="of:=SUMIF([.$A$2:.$A$2301];[.E4];[.$B$2:.$B$2301])/50" office:value-type="float" office:value="734588.5">
            <text:p>734589</text:p>
          </table:table-cell>
          <table:table-cell table:formula="of:=[.$M$1]*[.E4]^4" office:value-type="float" office:value="456190">
            <text:p>456190</text:p>
          </table:table-cell>
          <table:table-cell table:style-name="ce2" table:formula="of:=[.F4]&lt;[.G4]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13350">
            <text:p>313350</text:p>
          </table:table-cell>
          <table:table-cell table:number-columns-repeated="2"/>
          <table:table-cell office:value-type="float" office:value="8">
            <text:p>8</text:p>
          </table:table-cell>
          <table:table-cell table:style-name="ce1" table:formula="of:=SUMIF([.$A$2:.$A$2301];[.E5];[.$B$2:.$B$2301])/50" office:value-type="float" office:value="965647.52">
            <text:p>965648</text:p>
          </table:table-cell>
          <table:table-cell table:formula="of:=[.$M$1]*[.E5]^4" office:value-type="float" office:value="778240">
            <text:p>778240</text:p>
          </table:table-cell>
          <table:table-cell table:style-name="ce2" table:formula="of:=[.F5]&lt;[.G5]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8199">
            <text:p>168199</text:p>
          </table:table-cell>
          <table:table-cell table:number-columns-repeated="2"/>
          <table:table-cell office:value-type="float" office:value="9">
            <text:p>9</text:p>
          </table:table-cell>
          <table:table-cell table:style-name="ce1" table:formula="of:=SUMIF([.$A$2:.$A$2301];[.E6];[.$B$2:.$B$2301])/50" office:value-type="float" office:value="1530259.02">
            <text:p>1530259</text:p>
          </table:table-cell>
          <table:table-cell table:formula="of:=[.$M$1]*[.E6]^4" office:value-type="float" office:value="1246590">
            <text:p>1246590</text:p>
          </table:table-cell>
          <table:table-cell table:style-name="ce2" table:formula="of:=[.F6]&lt;[.G6]" office:value-type="boolean" office:boolean-value="false">
            <text:p>FALSO</text:p>
          </table:table-cell>
          <table:table-cell table:number-columns-repeated="3"/>
          <table:table-cell table:formula="of:=COUNTIF([.H2:.H9531];1)" office:value-type="float" office:value="35">
            <text:p>35</text:p>
          </table:table-cell>
          <table:table-cell office:value-type="string">
            <text:p>de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2361">
            <text:p>192361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1" table:formula="of:=SUMIF([.$A$2:.$A$2301];[.E7];[.$B$2:.$B$2301])/50" office:value-type="float" office:value="2861037.44">
            <text:p>2861037</text:p>
          </table:table-cell>
          <table:table-cell table:formula="of:=[.$M$1]*[.E7]^4" office:value-type="float" office:value="1900000">
            <text:p>1900000</text:p>
          </table:table-cell>
          <table:table-cell table:style-name="ce2" table:formula="of:=[.F7]&lt;[.G7]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7512">
            <text:p>227512</text:p>
          </table:table-cell>
          <table:table-cell table:number-columns-repeated="2"/>
          <table:table-cell office:value-type="float" office:value="11">
            <text:p>11</text:p>
          </table:table-cell>
          <table:table-cell table:style-name="ce1" table:formula="of:=SUMIF([.$A$2:.$A$2301];[.E8];[.$B$2:.$B$2301])/50" office:value-type="float" office:value="2875645.84">
            <text:p>2875646</text:p>
          </table:table-cell>
          <table:table-cell table:formula="of:=[.$M$1]*[.E8]^4" office:value-type="float" office:value="2781790">
            <text:p>2781790</text:p>
          </table:table-cell>
          <table:table-cell table:style-name="ce2" table:formula="of:=[.F8]&lt;[.G8]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9595">
            <text:p>209595</text:p>
          </table:table-cell>
          <table:table-cell table:number-columns-repeated="2"/>
          <table:table-cell office:value-type="float" office:value="12">
            <text:p>12</text:p>
          </table:table-cell>
          <table:table-cell table:style-name="ce1" table:formula="of:=SUMIF([.$A$2:.$A$2301];[.E9];[.$B$2:.$B$2301])/50" office:value-type="float" office:value="4550720.96">
            <text:p>4550721</text:p>
          </table:table-cell>
          <table:table-cell table:formula="of:=[.$M$1]*[.E9]^4" office:value-type="float" office:value="3939840">
            <text:p>3939840</text:p>
          </table:table-cell>
          <table:table-cell table:style-name="ce2" table:formula="of:=[.F9]&lt;[.G9]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6962">
            <text:p>206962</text:p>
          </table:table-cell>
          <table:table-cell table:number-columns-repeated="2"/>
          <table:table-cell office:value-type="float" office:value="13">
            <text:p>13</text:p>
          </table:table-cell>
          <table:table-cell table:style-name="ce1" table:formula="of:=SUMIF([.$A$2:.$A$2301];[.E10];[.$B$2:.$B$2301])/50" office:value-type="float" office:value="5298498.44">
            <text:p>5298498</text:p>
          </table:table-cell>
          <table:table-cell table:formula="of:=[.$M$1]*[.E10]^4" office:value-type="float" office:value="5426590">
            <text:p>5426590</text:p>
          </table:table-cell>
          <table:table-cell table:style-name="ce2" table:formula="of:=[.F10]&lt;[.G10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48386">
            <text:p>148386</text:p>
          </table:table-cell>
          <table:table-cell table:number-columns-repeated="2"/>
          <table:table-cell office:value-type="float" office:value="14">
            <text:p>14</text:p>
          </table:table-cell>
          <table:table-cell table:style-name="ce1" table:formula="of:=SUMIF([.$A$2:.$A$2301];[.E11];[.$B$2:.$B$2301])/50" office:value-type="float" office:value="7699511.18">
            <text:p>7699511</text:p>
          </table:table-cell>
          <table:table-cell table:formula="of:=[.$M$1]*[.E11]^4" office:value-type="float" office:value="7299040">
            <text:p>7299040</text:p>
          </table:table-cell>
          <table:table-cell table:style-name="ce2" table:formula="of:=[.F11]&lt;[.G11]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5593">
            <text:p>195593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1" table:formula="of:=SUMIF([.$A$2:.$A$2301];[.E12];[.$B$2:.$B$2301])/50" office:value-type="float" office:value="9967004.58">
            <text:p>9967005</text:p>
          </table:table-cell>
          <table:table-cell table:formula="of:=[.$M$1]*[.E12]^4" office:value-type="float" office:value="9618750">
            <text:p>9618750</text:p>
          </table:table-cell>
          <table:table-cell table:style-name="ce2" table:formula="of:=[.F12]&lt;[.G12]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8320">
            <text:p>228320</text:p>
          </table:table-cell>
          <table:table-cell table:number-columns-repeated="2"/>
          <table:table-cell office:value-type="float" office:value="16">
            <text:p>16</text:p>
          </table:table-cell>
          <table:table-cell table:style-name="ce1" table:formula="of:=SUMIF([.$A$2:.$A$2301];[.E13];[.$B$2:.$B$2301])/50" office:value-type="float" office:value="12850451.08">
            <text:p>12850451</text:p>
          </table:table-cell>
          <table:table-cell table:formula="of:=[.$M$1]*[.E13]^4" office:value-type="float" office:value="12451840">
            <text:p>12451840</text:p>
          </table:table-cell>
          <table:table-cell table:style-name="ce2" table:formula="of:=[.F13]&lt;[.G13]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10830">
            <text:p>210830</text:p>
          </table:table-cell>
          <table:table-cell table:number-columns-repeated="2"/>
          <table:table-cell office:value-type="float" office:value="17">
            <text:p>17</text:p>
          </table:table-cell>
          <table:table-cell table:style-name="ce1" table:formula="of:=SUMIF([.$A$2:.$A$2301];[.E14];[.$B$2:.$B$2301])/50" office:value-type="float" office:value="15693014.38">
            <text:p>15693014</text:p>
          </table:table-cell>
          <table:table-cell table:formula="of:=[.$M$1]*[.E14]^4" office:value-type="float" office:value="15868990">
            <text:p>15868990</text:p>
          </table:table-cell>
          <table:table-cell table:style-name="ce2" table:formula="of:=[.F14]&lt;[.G14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18907">
            <text:p>218907</text:p>
          </table:table-cell>
          <table:table-cell table:number-columns-repeated="2"/>
          <table:table-cell office:value-type="float" office:value="18">
            <text:p>18</text:p>
          </table:table-cell>
          <table:table-cell table:style-name="ce1" table:formula="of:=SUMIF([.$A$2:.$A$2301];[.E15];[.$B$2:.$B$2301])/50" office:value-type="float" office:value="17932652.04">
            <text:p>17932652</text:p>
          </table:table-cell>
          <table:table-cell table:formula="of:=[.$M$1]*[.E15]^4" office:value-type="float" office:value="19945440">
            <text:p>19945440</text:p>
          </table:table-cell>
          <table:table-cell table:style-name="ce2" table:formula="of:=[.F15]&lt;[.G15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3514">
            <text:p>203514</text:p>
          </table:table-cell>
          <table:table-cell table:number-columns-repeated="2"/>
          <table:table-cell office:value-type="float" office:value="19">
            <text:p>19</text:p>
          </table:table-cell>
          <table:table-cell table:style-name="ce1" table:formula="of:=SUMIF([.$A$2:.$A$2301];[.E16];[.$B$2:.$B$2301])/50" office:value-type="float" office:value="23167562.52">
            <text:p>23167563</text:p>
          </table:table-cell>
          <table:table-cell table:formula="of:=[.$M$1]*[.E16]^4" office:value-type="float" office:value="24760990">
            <text:p>24760990</text:p>
          </table:table-cell>
          <table:table-cell table:style-name="ce2" table:formula="of:=[.F16]&lt;[.G16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4880">
            <text:p>154880</text:p>
          </table:table-cell>
          <table:table-cell table:number-columns-repeated="2"/>
          <table:table-cell office:value-type="float" office:value="20">
            <text:p>20</text:p>
          </table:table-cell>
          <table:table-cell table:style-name="ce1" table:formula="of:=SUMIF([.$A$2:.$A$2301];[.E17];[.$B$2:.$B$2301])/50" office:value-type="float" office:value="29118901.34">
            <text:p>29118901</text:p>
          </table:table-cell>
          <table:table-cell table:formula="of:=[.$M$1]*[.E17]^4" office:value-type="float" office:value="30400000">
            <text:p>30400000</text:p>
          </table:table-cell>
          <table:table-cell table:style-name="ce2" table:formula="of:=[.F17]&lt;[.G17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7693">
            <text:p>167693</text:p>
          </table:table-cell>
          <table:table-cell table:number-columns-repeated="2"/>
          <table:table-cell office:value-type="float" office:value="21">
            <text:p>21</text:p>
          </table:table-cell>
          <table:table-cell table:style-name="ce1" table:formula="of:=SUMIF([.$A$2:.$A$2301];[.E18];[.$B$2:.$B$2301])/50" office:value-type="float" office:value="33045747.4">
            <text:p>33045747</text:p>
          </table:table-cell>
          <table:table-cell table:formula="of:=[.$M$1]*[.E18]^4" office:value-type="float" office:value="36951390">
            <text:p>36951390</text:p>
          </table:table-cell>
          <table:table-cell table:style-name="ce2" table:formula="of:=[.F18]&lt;[.G18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32206">
            <text:p>232206</text:p>
          </table:table-cell>
          <table:table-cell table:number-columns-repeated="2"/>
          <table:table-cell office:value-type="float" office:value="22">
            <text:p>22</text:p>
          </table:table-cell>
          <table:table-cell table:style-name="ce1" table:formula="of:=SUMIF([.$A$2:.$A$2301];[.E19];[.$B$2:.$B$2301])/50" office:value-type="float" office:value="39599816.1">
            <text:p>39599816</text:p>
          </table:table-cell>
          <table:table-cell table:formula="of:=[.$M$1]*[.E19]^4" office:value-type="float" office:value="44508640">
            <text:p>44508640</text:p>
          </table:table-cell>
          <table:table-cell table:style-name="ce2" table:formula="of:=[.F19]&lt;[.G19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1289">
            <text:p>191289</text:p>
          </table:table-cell>
          <table:table-cell table:number-columns-repeated="2"/>
          <table:table-cell office:value-type="float" office:value="23">
            <text:p>23</text:p>
          </table:table-cell>
          <table:table-cell table:style-name="ce1" table:formula="of:=SUMIF([.$A$2:.$A$2301];[.E20];[.$B$2:.$B$2301])/50" office:value-type="float" office:value="45698664.84">
            <text:p>45698665</text:p>
          </table:table-cell>
          <table:table-cell table:formula="of:=[.$M$1]*[.E20]^4" office:value-type="float" office:value="53169790">
            <text:p>53169790</text:p>
          </table:table-cell>
          <table:table-cell table:style-name="ce2" table:formula="of:=[.F20]&lt;[.G20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12647">
            <text:p>212647</text:p>
          </table:table-cell>
          <table:table-cell table:number-columns-repeated="2"/>
          <table:table-cell office:value-type="float" office:value="24">
            <text:p>24</text:p>
          </table:table-cell>
          <table:table-cell table:style-name="ce1" table:formula="of:=SUMIF([.$A$2:.$A$2301];[.E21];[.$B$2:.$B$2301])/50" office:value-type="float" office:value="53297765.28">
            <text:p>53297765</text:p>
          </table:table-cell>
          <table:table-cell table:formula="of:=[.$M$1]*[.E21]^4" office:value-type="float" office:value="63037440">
            <text:p>63037440</text:p>
          </table:table-cell>
          <table:table-cell table:style-name="ce2" table:formula="of:=[.F21]&lt;[.G21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2758">
            <text:p>182758</text:p>
          </table:table-cell>
          <table:table-cell table:number-columns-repeated="2"/>
          <table:table-cell office:value-type="float" office:value="25">
            <text:p>25</text:p>
          </table:table-cell>
          <table:table-cell table:style-name="ce1" table:formula="of:=SUMIF([.$A$2:.$A$2301];[.E22];[.$B$2:.$B$2301])/50" office:value-type="float" office:value="60517869.54">
            <text:p>60517870</text:p>
          </table:table-cell>
          <table:table-cell table:formula="of:=[.$M$1]*[.E22]^4" office:value-type="float" office:value="74218750">
            <text:p>74218750</text:p>
          </table:table-cell>
          <table:table-cell table:style-name="ce2" table:formula="of:=[.F22]&lt;[.G22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11455">
            <text:p>211455</text:p>
          </table:table-cell>
          <table:table-cell table:number-columns-repeated="2"/>
          <table:table-cell office:value-type="float" office:value="26">
            <text:p>26</text:p>
          </table:table-cell>
          <table:table-cell table:style-name="ce1" table:formula="of:=SUMIF([.$A$2:.$A$2301];[.E23];[.$B$2:.$B$2301])/50" office:value-type="float" office:value="68141780.46">
            <text:p>68141780</text:p>
          </table:table-cell>
          <table:table-cell table:formula="of:=[.$M$1]*[.E23]^4" office:value-type="float" office:value="86825440">
            <text:p>86825440</text:p>
          </table:table-cell>
          <table:table-cell table:style-name="ce2" table:formula="of:=[.F23]&lt;[.G23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41908">
            <text:p>241908</text:p>
          </table:table-cell>
          <table:table-cell table:number-columns-repeated="2"/>
          <table:table-cell office:value-type="float" office:value="27">
            <text:p>27</text:p>
          </table:table-cell>
          <table:table-cell table:style-name="ce1" table:formula="of:=SUMIF([.$A$2:.$A$2301];[.E24];[.$B$2:.$B$2301])/50" office:value-type="float" office:value="80682220">
            <text:p>80682220</text:p>
          </table:table-cell>
          <table:table-cell table:formula="of:=[.$M$1]*[.E24]^4" office:value-type="float" office:value="100973790">
            <text:p>100973790</text:p>
          </table:table-cell>
          <table:table-cell table:style-name="ce2" table:formula="of:=[.F24]&lt;[.G24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5294">
            <text:p>185294</text:p>
          </table:table-cell>
          <table:table-cell table:number-columns-repeated="2"/>
          <table:table-cell office:value-type="float" office:value="28">
            <text:p>28</text:p>
          </table:table-cell>
          <table:table-cell table:style-name="ce1" table:formula="of:=SUMIF([.$A$2:.$A$2301];[.E25];[.$B$2:.$B$2301])/50" office:value-type="float" office:value="99627001.02">
            <text:p>99627001</text:p>
          </table:table-cell>
          <table:table-cell table:formula="of:=[.$M$1]*[.E25]^4" office:value-type="float" office:value="116784640">
            <text:p>116784640</text:p>
          </table:table-cell>
          <table:table-cell table:style-name="ce2" table:formula="of:=[.F25]&lt;[.G25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8594">
            <text:p>168594</text:p>
          </table:table-cell>
          <table:table-cell table:number-columns-repeated="2"/>
          <table:table-cell office:value-type="float" office:value="29">
            <text:p>29</text:p>
          </table:table-cell>
          <table:table-cell table:style-name="ce1" table:formula="of:=SUMIF([.$A$2:.$A$2301];[.E26];[.$B$2:.$B$2301])/50" office:value-type="float" office:value="102386520.82">
            <text:p>102386521</text:p>
          </table:table-cell>
          <table:table-cell table:formula="of:=[.$M$1]*[.E26]^4" office:value-type="float" office:value="134383390">
            <text:p>134383390</text:p>
          </table:table-cell>
          <table:table-cell table:style-name="ce2" table:formula="of:=[.F26]&lt;[.G26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3130">
            <text:p>183130</text:p>
          </table:table-cell>
          <table:table-cell table:number-columns-repeated="2"/>
          <table:table-cell office:value-type="float" office:value="30">
            <text:p>30</text:p>
          </table:table-cell>
          <table:table-cell table:style-name="ce1" table:formula="of:=SUMIF([.$A$2:.$A$2301];[.E27];[.$B$2:.$B$2301])/50" office:value-type="float" office:value="111528937.5">
            <text:p>111528938</text:p>
          </table:table-cell>
          <table:table-cell table:formula="of:=[.$M$1]*[.E27]^4" office:value-type="float" office:value="153900000">
            <text:p>153900000</text:p>
          </table:table-cell>
          <table:table-cell table:style-name="ce2" table:formula="of:=[.F27]&lt;[.G27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6032">
            <text:p>206032</text:p>
          </table:table-cell>
          <table:table-cell table:number-columns-repeated="2"/>
          <table:table-cell office:value-type="float" office:value="31">
            <text:p>31</text:p>
          </table:table-cell>
          <table:table-cell table:style-name="ce1" table:formula="of:=SUMIF([.$A$2:.$A$2301];[.E28];[.$B$2:.$B$2301])/50" office:value-type="float" office:value="132063240.82">
            <text:p>132063241</text:p>
          </table:table-cell>
          <table:table-cell table:formula="of:=[.$M$1]*[.E28]^4" office:value-type="float" office:value="175468990">
            <text:p>175468990</text:p>
          </table:table-cell>
          <table:table-cell table:style-name="ce2" table:formula="of:=[.F28]&lt;[.G28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0703">
            <text:p>170703</text:p>
          </table:table-cell>
          <table:table-cell table:number-columns-repeated="2"/>
          <table:table-cell office:value-type="float" office:value="32">
            <text:p>32</text:p>
          </table:table-cell>
          <table:table-cell table:style-name="ce1" table:formula="of:=SUMIF([.$A$2:.$A$2301];[.E29];[.$B$2:.$B$2301])/50" office:value-type="float" office:value="145867208.46">
            <text:p>145867208</text:p>
          </table:table-cell>
          <table:table-cell table:formula="of:=[.$M$1]*[.E29]^4" office:value-type="float" office:value="199229440">
            <text:p>199229440</text:p>
          </table:table-cell>
          <table:table-cell table:style-name="ce2" table:formula="of:=[.F29]&lt;[.G29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2539">
            <text:p>202539</text:p>
          </table:table-cell>
          <table:table-cell table:number-columns-repeated="2"/>
          <table:table-cell office:value-type="float" office:value="33">
            <text:p>33</text:p>
          </table:table-cell>
          <table:table-cell table:style-name="ce1" table:formula="of:=SUMIF([.$A$2:.$A$2301];[.E30];[.$B$2:.$B$2301])/50" office:value-type="float" office:value="159381748.24">
            <text:p>159381748</text:p>
          </table:table-cell>
          <table:table-cell table:formula="of:=[.$M$1]*[.E30]^4" office:value-type="float" office:value="225324990">
            <text:p>225324990</text:p>
          </table:table-cell>
          <table:table-cell table:style-name="ce2" table:formula="of:=[.F30]&lt;[.G30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11414">
            <text:p>311414</text:p>
          </table:table-cell>
          <table:table-cell table:number-columns-repeated="2"/>
          <table:table-cell office:value-type="float" office:value="34">
            <text:p>34</text:p>
          </table:table-cell>
          <table:table-cell table:style-name="ce1" table:formula="of:=SUMIF([.$A$2:.$A$2301];[.E31];[.$B$2:.$B$2301])/50" office:value-type="float" office:value="188406821.82">
            <text:p>188406822</text:p>
          </table:table-cell>
          <table:table-cell table:formula="of:=[.$M$1]*[.E31]^4" office:value-type="float" office:value="253903840">
            <text:p>253903840</text:p>
          </table:table-cell>
          <table:table-cell table:style-name="ce2" table:formula="of:=[.F31]&lt;[.G31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9461">
            <text:p>189461</text:p>
          </table:table-cell>
          <table:table-cell table:number-columns-repeated="2"/>
          <table:table-cell office:value-type="float" office:value="35">
            <text:p>35</text:p>
          </table:table-cell>
          <table:table-cell table:style-name="ce1" table:formula="of:=SUMIF([.$A$2:.$A$2301];[.E32];[.$B$2:.$B$2301])/50" office:value-type="float" office:value="213464806.84">
            <text:p>213464807</text:p>
          </table:table-cell>
          <table:table-cell table:formula="of:=[.$M$1]*[.E32]^4" office:value-type="float" office:value="285118750">
            <text:p>285118750</text:p>
          </table:table-cell>
          <table:table-cell table:style-name="ce2" table:formula="of:=[.F32]&lt;[.G32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30292">
            <text:p>230292</text:p>
          </table:table-cell>
          <table:table-cell table:number-columns-repeated="2"/>
          <table:table-cell office:value-type="float" office:value="36">
            <text:p>36</text:p>
          </table:table-cell>
          <table:table-cell table:style-name="ce1" table:formula="of:=SUMIF([.$A$2:.$A$2301];[.E33];[.$B$2:.$B$2301])/50" office:value-type="float" office:value="249065625.74">
            <text:p>249065626</text:p>
          </table:table-cell>
          <table:table-cell table:formula="of:=[.$M$1]*[.E33]^4" office:value-type="float" office:value="319127040">
            <text:p>319127040</text:p>
          </table:table-cell>
          <table:table-cell table:style-name="ce2" table:formula="of:=[.F33]&lt;[.G33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6564">
            <text:p>176564</text:p>
          </table:table-cell>
          <table:table-cell table:number-columns-repeated="2"/>
          <table:table-cell office:value-type="float" office:value="37">
            <text:p>37</text:p>
          </table:table-cell>
          <table:table-cell table:style-name="ce1" table:formula="of:=SUMIF([.$A$2:.$A$2301];[.E34];[.$B$2:.$B$2301])/50" office:value-type="float" office:value="298558792.12">
            <text:p>298558792</text:p>
          </table:table-cell>
          <table:table-cell table:formula="of:=[.$M$1]*[.E34]^4" office:value-type="float" office:value="356090590">
            <text:p>356090590</text:p>
          </table:table-cell>
          <table:table-cell table:style-name="ce2" table:formula="of:=[.F34]&lt;[.G34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6981">
            <text:p>156981</text:p>
          </table:table-cell>
          <table:table-cell table:number-columns-repeated="2"/>
          <table:table-cell office:value-type="float" office:value="38">
            <text:p>38</text:p>
          </table:table-cell>
          <table:table-cell table:style-name="ce1" table:formula="of:=SUMIF([.$A$2:.$A$2301];[.E35];[.$B$2:.$B$2301])/50" office:value-type="float" office:value="270849386.26">
            <text:p>270849386</text:p>
          </table:table-cell>
          <table:table-cell table:formula="of:=[.$M$1]*[.E35]^4" office:value-type="float" office:value="396175840">
            <text:p>396175840</text:p>
          </table:table-cell>
          <table:table-cell table:style-name="ce2" table:formula="of:=[.F35]&lt;[.G35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0196">
            <text:p>190196</text:p>
          </table:table-cell>
          <table:table-cell table:number-columns-repeated="2"/>
          <table:table-cell office:value-type="float" office:value="39">
            <text:p>39</text:p>
          </table:table-cell>
          <table:table-cell table:style-name="ce1" table:formula="of:=SUMIF([.$A$2:.$A$2301];[.E36];[.$B$2:.$B$2301])/50" office:value-type="float" office:value="291696056.46">
            <text:p>291696056</text:p>
          </table:table-cell>
          <table:table-cell table:formula="of:=[.$M$1]*[.E36]^4" office:value-type="float" office:value="439553790">
            <text:p>439553790</text:p>
          </table:table-cell>
          <table:table-cell table:style-name="ce2" table:formula="of:=[.F36]&lt;[.G36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1932">
            <text:p>191932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1" table:formula="of:=SUMIF([.$A$2:.$A$2301];[.E37];[.$B$2:.$B$2301])/50" office:value-type="float" office:value="299172973.48">
            <text:p>299172973</text:p>
          </table:table-cell>
          <table:table-cell table:formula="of:=[.$M$1]*[.E37]^4" office:value-type="float" office:value="486400000">
            <text:p>486400000</text:p>
          </table:table-cell>
          <table:table-cell table:style-name="ce2" table:formula="of:=[.F37]&lt;[.G37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5504">
            <text:p>225504</text:p>
          </table:table-cell>
          <table:table-cell table:number-columns-repeated="2"/>
          <table:table-cell office:value-type="float" office:value="41">
            <text:p>41</text:p>
          </table:table-cell>
          <table:table-cell table:style-name="ce1" table:formula="of:=SUMIF([.$A$2:.$A$2301];[.E38];[.$B$2:.$B$2301])/50" office:value-type="float" office:value="352824013.5">
            <text:p>352824014</text:p>
          </table:table-cell>
          <table:table-cell table:formula="of:=[.$M$1]*[.E38]^4" office:value-type="float" office:value="536894590">
            <text:p>536894590</text:p>
          </table:table-cell>
          <table:table-cell table:style-name="ce2" table:formula="of:=[.F38]&lt;[.G38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1617">
            <text:p>181617</text:p>
          </table:table-cell>
          <table:table-cell table:number-columns-repeated="2"/>
          <table:table-cell office:value-type="float" office:value="42">
            <text:p>42</text:p>
          </table:table-cell>
          <table:table-cell table:style-name="ce1" table:formula="of:=SUMIF([.$A$2:.$A$2301];[.E39];[.$B$2:.$B$2301])/50" office:value-type="float" office:value="392454374.52">
            <text:p>392454375</text:p>
          </table:table-cell>
          <table:table-cell table:formula="of:=[.$M$1]*[.E39]^4" office:value-type="float" office:value="591222240">
            <text:p>591222240</text:p>
          </table:table-cell>
          <table:table-cell table:style-name="ce2" table:formula="of:=[.F39]&lt;[.G39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5701">
            <text:p>165701</text:p>
          </table:table-cell>
          <table:table-cell table:number-columns-repeated="2"/>
          <table:table-cell office:value-type="float" office:value="43">
            <text:p>43</text:p>
          </table:table-cell>
          <table:table-cell table:style-name="ce1" table:formula="of:=SUMIF([.$A$2:.$A$2301];[.E40];[.$B$2:.$B$2301])/50" office:value-type="float" office:value="418554760.4">
            <text:p>418554760</text:p>
          </table:table-cell>
          <table:table-cell table:formula="of:=[.$M$1]*[.E40]^4" office:value-type="float" office:value="649572190">
            <text:p>649572190</text:p>
          </table:table-cell>
          <table:table-cell table:style-name="ce2" table:formula="of:=[.F40]&lt;[.G40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5213">
            <text:p>195213</text:p>
          </table:table-cell>
          <table:table-cell table:number-columns-repeated="2"/>
          <table:table-cell office:value-type="float" office:value="44">
            <text:p>44</text:p>
          </table:table-cell>
          <table:table-cell table:style-name="ce1" table:formula="of:=SUMIF([.$A$2:.$A$2301];[.E41];[.$B$2:.$B$2301])/50" office:value-type="float" office:value="442316584.44">
            <text:p>442316584</text:p>
          </table:table-cell>
          <table:table-cell table:formula="of:=[.$M$1]*[.E41]^4" office:value-type="float" office:value="712138240">
            <text:p>712138240</text:p>
          </table:table-cell>
          <table:table-cell table:style-name="ce2" table:formula="of:=[.F41]&lt;[.G41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58708">
            <text:p>258708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1" table:formula="of:=SUMIF([.$A$2:.$A$2301];[.E42];[.$B$2:.$B$2301])/50" office:value-type="float" office:value="441816121.4">
            <text:p>441816121</text:p>
          </table:table-cell>
          <table:table-cell table:formula="of:=[.$M$1]*[.E42]^4" office:value-type="float" office:value="779118750">
            <text:p>779118750</text:p>
          </table:table-cell>
          <table:table-cell table:style-name="ce2" table:formula="of:=[.F42]&lt;[.G42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7179">
            <text:p>187179</text:p>
          </table:table-cell>
          <table:table-cell table:number-columns-repeated="2"/>
          <table:table-cell office:value-type="float" office:value="46">
            <text:p>46</text:p>
          </table:table-cell>
          <table:table-cell table:style-name="ce1" table:formula="of:=SUMIF([.$A$2:.$A$2301];[.E43];[.$B$2:.$B$2301])/50" office:value-type="float" office:value="468318889.16">
            <text:p>468318889</text:p>
          </table:table-cell>
          <table:table-cell table:formula="of:=[.$M$1]*[.E43]^4" office:value-type="float" office:value="850716640">
            <text:p>850716640</text:p>
          </table:table-cell>
          <table:table-cell table:style-name="ce2" table:formula="of:=[.F43]&lt;[.G43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6600">
            <text:p>206600</text:p>
          </table:table-cell>
          <table:table-cell table:number-columns-repeated="2"/>
          <table:table-cell office:value-type="float" office:value="47">
            <text:p>47</text:p>
          </table:table-cell>
          <table:table-cell table:style-name="ce1" table:formula="of:=SUMIF([.$A$2:.$A$2301];[.E44];[.$B$2:.$B$2301])/50" office:value-type="float" office:value="529781243.04">
            <text:p>529781243</text:p>
          </table:table-cell>
          <table:table-cell table:formula="of:=[.$M$1]*[.E44]^4" office:value-type="float" office:value="927139390">
            <text:p>927139390</text:p>
          </table:table-cell>
          <table:table-cell table:style-name="ce2" table:formula="of:=[.F44]&lt;[.G44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82284">
            <text:p>282284</text:p>
          </table:table-cell>
          <table:table-cell table:number-columns-repeated="2"/>
          <table:table-cell office:value-type="float" office:value="48">
            <text:p>48</text:p>
          </table:table-cell>
          <table:table-cell table:style-name="ce1" table:formula="of:=SUMIF([.$A$2:.$A$2301];[.E45];[.$B$2:.$B$2301])/50" office:value-type="float" office:value="578154348.36">
            <text:p>578154348</text:p>
          </table:table-cell>
          <table:table-cell table:formula="of:=[.$M$1]*[.E45]^4" office:value-type="float" office:value="1008599040">
            <text:p>1008599040</text:p>
          </table:table-cell>
          <table:table-cell table:style-name="ce2" table:formula="of:=[.F45]&lt;[.G45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5051">
            <text:p>195051</text:p>
          </table:table-cell>
          <table:table-cell table:number-columns-repeated="2"/>
          <table:table-cell office:value-type="float" office:value="49">
            <text:p>49</text:p>
          </table:table-cell>
          <table:table-cell table:style-name="ce1" table:formula="of:=SUMIF([.$A$2:.$A$2301];[.E46];[.$B$2:.$B$2301])/50" office:value-type="float" office:value="621275776.42">
            <text:p>621275776</text:p>
          </table:table-cell>
          <table:table-cell table:formula="of:=[.$M$1]*[.E46]^4" office:value-type="float" office:value="1095312190">
            <text:p>1095312190</text:p>
          </table:table-cell>
          <table:table-cell table:style-name="ce2" table:formula="of:=[.F46]&lt;[.G46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19664">
            <text:p>219664</text:p>
          </table:table-cell>
          <table:table-cell table:number-columns-repeated="2"/>
          <table:table-cell office:value-type="float" office:value="50">
            <text:p>50</text:p>
          </table:table-cell>
          <table:table-cell table:style-name="ce1" table:formula="of:=SUMIF([.$A$2:.$A$2301];[.E47];[.$B$2:.$B$2301])/50" office:value-type="float" office:value="485988307.84">
            <text:p>485988308</text:p>
          </table:table-cell>
          <table:table-cell table:formula="of:=[.$M$1]*[.E47]^4" office:value-type="float" office:value="1187500000">
            <text:p>1187500000</text:p>
          </table:table-cell>
          <table:table-cell table:style-name="ce2" table:formula="of:=[.F47]&lt;[.G47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1381">
            <text:p>221381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3465">
            <text:p>193465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11698">
            <text:p>211698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48287">
            <text:p>248287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24091">
            <text:p>424091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09917">
            <text:p>509917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26753">
            <text:p>426753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01170">
            <text:p>501170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91189">
            <text:p>391189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33407">
            <text:p>433407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56726">
            <text:p>356726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38346">
            <text:p>438346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60809">
            <text:p>360809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48052">
            <text:p>348052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50033">
            <text:p>550033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72966">
            <text:p>472966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18354">
            <text:p>418354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56033">
            <text:p>656033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77475">
            <text:p>577475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51179">
            <text:p>551179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90938">
            <text:p>590938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99691">
            <text:p>599691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24240">
            <text:p>624240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46801">
            <text:p>546801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76367">
            <text:p>476367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06666">
            <text:p>606666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46800">
            <text:p>446800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90499">
            <text:p>490499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12919">
            <text:p>412919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51317">
            <text:p>651317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8724">
            <text:p>388724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220248">
            <text:p>1220248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48346">
            <text:p>448346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35576">
            <text:p>435576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96589">
            <text:p>396589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48198">
            <text:p>448198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20690">
            <text:p>420690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22613">
            <text:p>722613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76063">
            <text:p>476063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00146">
            <text:p>600146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10889">
            <text:p>410889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32142">
            <text:p>432142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76513">
            <text:p>376513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8290">
            <text:p>208290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29354">
            <text:p>429354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61265">
            <text:p>661265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23678">
            <text:p>423678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14705">
            <text:p>414705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38171">
            <text:p>438171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11255">
            <text:p>511255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26971">
            <text:p>626971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51091">
            <text:p>451091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87801">
            <text:p>487801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61583">
            <text:p>461583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70242">
            <text:p>670242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15639">
            <text:p>615639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82064">
            <text:p>582064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58328">
            <text:p>558328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34253">
            <text:p>634253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14912">
            <text:p>614912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20757">
            <text:p>520757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54408">
            <text:p>1154408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41130">
            <text:p>641130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93452">
            <text:p>693452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61744">
            <text:p>761744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16750">
            <text:p>716750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25573">
            <text:p>725573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59472">
            <text:p>1159472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891567">
            <text:p>891567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403115">
            <text:p>1403115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869921">
            <text:p>869921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031536">
            <text:p>1031536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50514">
            <text:p>1150514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01947">
            <text:p>701947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01972">
            <text:p>601972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41241">
            <text:p>741241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14070">
            <text:p>714070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01358">
            <text:p>901358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002924">
            <text:p>1002924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099930">
            <text:p>1099930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33801">
            <text:p>933801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893857">
            <text:p>893857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46411">
            <text:p>546411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98096">
            <text:p>398096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556209">
            <text:p>1556209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25016">
            <text:p>725016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71083">
            <text:p>571083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19512">
            <text:p>719512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22536">
            <text:p>422536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29405">
            <text:p>629405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80500">
            <text:p>580500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46312">
            <text:p>646312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99466">
            <text:p>599466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12090">
            <text:p>612090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90044">
            <text:p>590044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78521">
            <text:p>578521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51883">
            <text:p>651883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12768">
            <text:p>612768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58618">
            <text:p>358618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9343">
            <text:p>389343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12886">
            <text:p>612886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99206">
            <text:p>599206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51874">
            <text:p>651874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91169">
            <text:p>691169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86439">
            <text:p>886439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60330">
            <text:p>760330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51798">
            <text:p>951798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36106">
            <text:p>936106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585369">
            <text:p>1585369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74697">
            <text:p>774697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51761">
            <text:p>851761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57679">
            <text:p>857679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98770">
            <text:p>998770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67032">
            <text:p>767032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21815">
            <text:p>921815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57827">
            <text:p>757827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09096">
            <text:p>1009096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80590">
            <text:p>880590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78192">
            <text:p>778192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28030">
            <text:p>828030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06748">
            <text:p>906748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71980">
            <text:p>1371980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92748">
            <text:p>792748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43784">
            <text:p>1043784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38020">
            <text:p>838020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38585">
            <text:p>938585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55816">
            <text:p>1255816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12770">
            <text:p>912770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83616">
            <text:p>1383616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52676">
            <text:p>1352676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82293">
            <text:p>1382293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20804">
            <text:p>1220804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61398">
            <text:p>1361398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06149">
            <text:p>906149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59177">
            <text:p>859177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44445">
            <text:p>844445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32188">
            <text:p>1032188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51014">
            <text:p>1351014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50236">
            <text:p>750236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18191">
            <text:p>918191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81270">
            <text:p>1181270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35097">
            <text:p>1035097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93303">
            <text:p>793303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18045">
            <text:p>818045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96083">
            <text:p>996083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14531">
            <text:p>914531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62850">
            <text:p>662850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44571">
            <text:p>744571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01519">
            <text:p>901519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22861">
            <text:p>622861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84438">
            <text:p>684438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63018">
            <text:p>1363018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10579">
            <text:p>810579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86042">
            <text:p>786042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065970">
            <text:p>2065970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22349">
            <text:p>1422349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55718">
            <text:p>955718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16627">
            <text:p>1216627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91383">
            <text:p>1291383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25852">
            <text:p>925852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171583">
            <text:p>1171583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39104">
            <text:p>1239104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95275">
            <text:p>1995275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58964">
            <text:p>1358964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8374">
            <text:p>1278374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173886">
            <text:p>1173886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131439">
            <text:p>1131439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51092">
            <text:p>1251092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610495">
            <text:p>1610495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02635">
            <text:p>1402635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646557">
            <text:p>1646557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09827">
            <text:p>1909827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04305">
            <text:p>904305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6036">
            <text:p>2136036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790295">
            <text:p>2790295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462881">
            <text:p>2462881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08693">
            <text:p>2108693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108883">
            <text:p>1108883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12212">
            <text:p>1412212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555917">
            <text:p>1555917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566045">
            <text:p>1566045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48354">
            <text:p>1348354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596199">
            <text:p>1596199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70151">
            <text:p>1370151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25933">
            <text:p>1325933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702120">
            <text:p>1702120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06537">
            <text:p>1206537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91275">
            <text:p>1391275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45799">
            <text:p>1245799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759673">
            <text:p>1759673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50875">
            <text:p>1350875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96174">
            <text:p>1096174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26320">
            <text:p>1226320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15148">
            <text:p>1315148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188581">
            <text:p>1188581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57422">
            <text:p>1257422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73716">
            <text:p>1473716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57979">
            <text:p>957979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788139">
            <text:p>2788139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670728">
            <text:p>1670728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72697">
            <text:p>2172697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609234">
            <text:p>3609234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175576">
            <text:p>1175576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191924">
            <text:p>1191924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16577">
            <text:p>1716577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735785">
            <text:p>2735785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046984">
            <text:p>3046984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530217">
            <text:p>5530217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023804">
            <text:p>3023804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139341">
            <text:p>3139341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080138">
            <text:p>3080138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549305">
            <text:p>2549305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347151">
            <text:p>3347151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962988">
            <text:p>2962988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214101">
            <text:p>4214101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103666">
            <text:p>3103666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156643">
            <text:p>3156643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879825">
            <text:p>3879825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699262">
            <text:p>3699262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904322">
            <text:p>5904322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251081">
            <text:p>3251081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880838">
            <text:p>2880838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175955">
            <text:p>4175955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804141">
            <text:p>2804141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205002">
            <text:p>3205002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315820">
            <text:p>2315820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044278">
            <text:p>3044278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129481">
            <text:p>4129481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137675">
            <text:p>3137675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598861">
            <text:p>2598861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184778">
            <text:p>3184778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985367">
            <text:p>2985367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639381">
            <text:p>3639381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956558">
            <text:p>2956558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937510">
            <text:p>2937510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599067">
            <text:p>3599067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330843">
            <text:p>3330843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458453">
            <text:p>1458453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61640">
            <text:p>1761640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547675">
            <text:p>1547675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87147">
            <text:p>1887147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31781">
            <text:p>1631781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317213">
            <text:p>2317213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512039">
            <text:p>1512039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99774">
            <text:p>1899774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53172">
            <text:p>1753172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078868">
            <text:p>3078868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285335">
            <text:p>2285335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363338">
            <text:p>3363338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131804">
            <text:p>2131804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50022">
            <text:p>1950022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18128">
            <text:p>1718128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12707">
            <text:p>1912707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576031">
            <text:p>1576031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53294">
            <text:p>2753294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238251">
            <text:p>3238251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52351">
            <text:p>2252351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374839">
            <text:p>3374839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310534">
            <text:p>3310534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33080">
            <text:p>2033080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07747">
            <text:p>2407747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899918">
            <text:p>3899918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08033">
            <text:p>2308033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94596">
            <text:p>2794596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32453">
            <text:p>2232453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06828">
            <text:p>2406828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565252">
            <text:p>2565252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30782">
            <text:p>2230782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120346">
            <text:p>3120346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04390">
            <text:p>2804390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44683">
            <text:p>2744683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22548">
            <text:p>2222548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670120">
            <text:p>2670120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81663">
            <text:p>2881663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167032">
            <text:p>2167032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652654">
            <text:p>3652654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45577">
            <text:p>2245577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25618">
            <text:p>2425618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643068">
            <text:p>2643068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074190">
            <text:p>3074190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38740">
            <text:p>2238740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149330">
            <text:p>8149330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654615">
            <text:p>3654615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95756">
            <text:p>2895756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39603">
            <text:p>2339603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964245">
            <text:p>2964245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928240">
            <text:p>2928240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26779">
            <text:p>2226779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020484">
            <text:p>4020484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12914">
            <text:p>2712914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322940">
            <text:p>3322940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97141">
            <text:p>2897141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23470">
            <text:p>2223470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078669">
            <text:p>3078669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25881">
            <text:p>2425881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65574">
            <text:p>2765574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41287">
            <text:p>2041287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46263">
            <text:p>2846263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870978">
            <text:p>3870978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665973">
            <text:p>2665973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72781">
            <text:p>2072781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55808">
            <text:p>2855808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60834">
            <text:p>3560834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564140">
            <text:p>2564140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447557">
            <text:p>3447557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145350">
            <text:p>3145350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602090">
            <text:p>4602090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944308">
            <text:p>3944308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888448">
            <text:p>5888448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215328">
            <text:p>7215328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168665">
            <text:p>5168665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646123">
            <text:p>4646123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262341">
            <text:p>5262341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660257">
            <text:p>6660257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174371">
            <text:p>3174371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656303">
            <text:p>4656303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855392">
            <text:p>3855392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330490">
            <text:p>3330490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192429">
            <text:p>5192429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708723">
            <text:p>5708723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018105">
            <text:p>3018105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519752">
            <text:p>4519752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898446">
            <text:p>3898446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66752">
            <text:p>3266752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425845">
            <text:p>3425845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563977">
            <text:p>6563977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206983">
            <text:p>5206983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957100">
            <text:p>4957100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409676">
            <text:p>3409676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302758">
            <text:p>3302758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063203">
            <text:p>4063203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153357">
            <text:p>3153357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477395">
            <text:p>2477395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119647">
            <text:p>6119647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998982">
            <text:p>8998982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794689">
            <text:p>5794689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248378">
            <text:p>5248378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975808">
            <text:p>4975808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158659">
            <text:p>6158659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635157">
            <text:p>3635157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911342">
            <text:p>2911342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627127">
            <text:p>5627127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600805">
            <text:p>3600805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410559">
            <text:p>3410559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45408">
            <text:p>3245408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426047">
            <text:p>5426047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386044">
            <text:p>6386044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85234">
            <text:p>3285234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851243">
            <text:p>2851243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863691">
            <text:p>2863691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065366">
            <text:p>5065366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399705">
            <text:p>7399705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0135">
            <text:p>4710135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660498">
            <text:p>2660498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217595">
            <text:p>3217595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64471">
            <text:p>3464471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210356">
            <text:p>5210356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720159">
            <text:p>10720159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757172">
            <text:p>4757172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976396">
            <text:p>6976396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848065">
            <text:p>3848065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916010">
            <text:p>3916010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132633">
            <text:p>5132633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635447">
            <text:p>6635447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832145">
            <text:p>3832145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232955">
            <text:p>5232955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970258">
            <text:p>4970258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681755">
            <text:p>4681755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053682">
            <text:p>5053682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110223">
            <text:p>6110223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667250">
            <text:p>4667250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757709">
            <text:p>4757709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309399">
            <text:p>4309399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303094">
            <text:p>3303094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606289">
            <text:p>4606289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675411">
            <text:p>3675411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337532">
            <text:p>4337532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108812">
            <text:p>6108812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052074">
            <text:p>4052074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570168">
            <text:p>3570168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701479">
            <text:p>4701479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353127">
            <text:p>7353127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537244">
            <text:p>5537244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964740">
            <text:p>3964740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880110">
            <text:p>4880110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887961">
            <text:p>6887961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317014">
            <text:p>5317014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110547">
            <text:p>7110547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039702">
            <text:p>4039702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252480">
            <text:p>4252480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452198">
            <text:p>4452198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81458">
            <text:p>3481458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311488">
            <text:p>4311488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400787">
            <text:p>7400787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865058">
            <text:p>3865058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041162">
            <text:p>4041162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704661">
            <text:p>7704661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452804">
            <text:p>8452804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996498">
            <text:p>12996498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748483">
            <text:p>6748483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041510">
            <text:p>5041510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963527">
            <text:p>3963527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786664">
            <text:p>7786664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87160">
            <text:p>3487160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217121">
            <text:p>6217121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821391">
            <text:p>9821391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720105">
            <text:p>10720105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088747">
            <text:p>8088747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703168">
            <text:p>6703168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472343">
            <text:p>6472343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139740">
            <text:p>5139740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630951">
            <text:p>9630951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547938">
            <text:p>6547938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081690">
            <text:p>9081690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231288">
            <text:p>9231288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602846">
            <text:p>9602846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909543">
            <text:p>8909543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286448">
            <text:p>8286448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764769">
            <text:p>5764769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815631">
            <text:p>5815631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262881">
            <text:p>5262881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857263">
            <text:p>4857263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940979">
            <text:p>12940979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466649">
            <text:p>6466649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216231">
            <text:p>7216231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896789">
            <text:p>7896789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156039">
            <text:p>9156039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275720">
            <text:p>11275720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921477">
            <text:p>7921477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832486">
            <text:p>7832486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002285">
            <text:p>10002285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016613">
            <text:p>6016613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818657">
            <text:p>7818657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099771">
            <text:p>5099771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089310">
            <text:p>6089310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547099">
            <text:p>6547099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537361">
            <text:p>5537361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596386">
            <text:p>5596386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648265">
            <text:p>9648265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291541">
            <text:p>8291541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784102">
            <text:p>8784102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4014860">
            <text:p>14014860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836685">
            <text:p>6836685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243717">
            <text:p>5243717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731501">
            <text:p>7731501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846971">
            <text:p>5846971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104305">
            <text:p>6104305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500480">
            <text:p>6500480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920241">
            <text:p>6920241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211764">
            <text:p>7211764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170155">
            <text:p>11170155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114456">
            <text:p>7114456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913273">
            <text:p>7913273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075528">
            <text:p>6075528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547669">
            <text:p>7547669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449333">
            <text:p>6449333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447265">
            <text:p>13447265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5417377">
            <text:p>15417377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823879">
            <text:p>7823879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430498">
            <text:p>10430498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322427">
            <text:p>7322427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381065">
            <text:p>16381065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87593">
            <text:p>12087593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374186">
            <text:p>16374186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785453">
            <text:p>6785453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724549">
            <text:p>7724549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518834">
            <text:p>8518834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903194">
            <text:p>11903194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238136">
            <text:p>10238136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731755">
            <text:p>18731755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098978">
            <text:p>13098978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704939">
            <text:p>8704939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895914">
            <text:p>8895914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118500">
            <text:p>12118500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045103">
            <text:p>10045103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889308">
            <text:p>6889308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902587">
            <text:p>6902587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662066">
            <text:p>7662066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205430">
            <text:p>9205430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824201">
            <text:p>11824201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5341211">
            <text:p>15341211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847386">
            <text:p>5847386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01297">
            <text:p>7101297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435705">
            <text:p>7435705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816684">
            <text:p>11816684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409342">
            <text:p>14409342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654082">
            <text:p>5654082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439134">
            <text:p>8439134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997225">
            <text:p>8997225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803951">
            <text:p>7803951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414646">
            <text:p>7414646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935548">
            <text:p>8935548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143953">
            <text:p>12143953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220562">
            <text:p>12220562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663069">
            <text:p>8663069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530345">
            <text:p>7530345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925678">
            <text:p>10925678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283672">
            <text:p>7283672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632991">
            <text:p>11632991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179134">
            <text:p>11179134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774968">
            <text:p>7774968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620557">
            <text:p>9620557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791767">
            <text:p>10791767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857083">
            <text:p>6857083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667885">
            <text:p>16667885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742245">
            <text:p>12742245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488189">
            <text:p>10488189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492134">
            <text:p>11492134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790414">
            <text:p>9790414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248366">
            <text:p>8248366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709535">
            <text:p>8709535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777228">
            <text:p>9777228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650256">
            <text:p>13650256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356504">
            <text:p>8356504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759260">
            <text:p>9759260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316496">
            <text:p>12316496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316279">
            <text:p>14316279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943076">
            <text:p>10943076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132123">
            <text:p>15132123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352759">
            <text:p>11352759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321392">
            <text:p>20321392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210513">
            <text:p>17210513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180552">
            <text:p>14180552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760547">
            <text:p>11760547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844980">
            <text:p>12844980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86360">
            <text:p>8186360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724788">
            <text:p>10724788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175106">
            <text:p>9175106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473311">
            <text:p>8473311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471014">
            <text:p>11471014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313723">
            <text:p>10313723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074072">
            <text:p>11074072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625158">
            <text:p>10625158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660009">
            <text:p>9660009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294988">
            <text:p>19294988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546850">
            <text:p>16546850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086119">
            <text:p>14086119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848553">
            <text:p>14848553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970808">
            <text:p>8970808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148239">
            <text:p>12148239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600854">
            <text:p>13600854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430848">
            <text:p>13430848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7562214">
            <text:p>27562214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185519">
            <text:p>18185519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479911">
            <text:p>14479911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540807">
            <text:p>11540807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281906">
            <text:p>12281906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398673">
            <text:p>10398673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851805">
            <text:p>12851805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058705">
            <text:p>9058705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039065">
            <text:p>19039065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755544">
            <text:p>11755544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583543">
            <text:p>11583543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093329">
            <text:p>21093329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631427">
            <text:p>12631427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2870461">
            <text:p>22870461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236852">
            <text:p>13236852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356289">
            <text:p>9356289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838323">
            <text:p>15838323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600456">
            <text:p>10600456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742638">
            <text:p>12742638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176075">
            <text:p>11176075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808065">
            <text:p>13808065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340609">
            <text:p>16340609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7461952">
            <text:p>17461952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4366988">
            <text:p>14366988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789996">
            <text:p>15789996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7146592">
            <text:p>17146592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065052">
            <text:p>23065052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826601">
            <text:p>16826601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105254">
            <text:p>23105254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7077409">
            <text:p>17077409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11579">
            <text:p>11411579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0108116">
            <text:p>20108116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950492">
            <text:p>8950492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2569170">
            <text:p>32569170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898885">
            <text:p>16898885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898307">
            <text:p>13898307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494352">
            <text:p>16494352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565019">
            <text:p>19565019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786675">
            <text:p>19786675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0657938">
            <text:p>30657938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755433">
            <text:p>12755433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050999">
            <text:p>10050999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796886">
            <text:p>12796886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0441465">
            <text:p>20441465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8364787">
            <text:p>18364787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243585">
            <text:p>13243585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402336">
            <text:p>10402336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552614">
            <text:p>12552614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963551">
            <text:p>11963551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910898">
            <text:p>15910898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149214">
            <text:p>12149214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024857">
            <text:p>10024857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7360965">
            <text:p>17360965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369798">
            <text:p>10369798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7373852">
            <text:p>27373852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231798">
            <text:p>11231798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988725">
            <text:p>11988725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7360348">
            <text:p>17360348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388451">
            <text:p>10388451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882364">
            <text:p>11882364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945398">
            <text:p>16945398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310823">
            <text:p>15310823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820508">
            <text:p>22820508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213945">
            <text:p>13213945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863326">
            <text:p>16863326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099978">
            <text:p>26099978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634453">
            <text:p>14634453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455881">
            <text:p>22455881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1910599">
            <text:p>21910599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901317">
            <text:p>12901317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3675346">
            <text:p>33675346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188733">
            <text:p>19188733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341391">
            <text:p>20341391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992227">
            <text:p>20992227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600141">
            <text:p>23600141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902567">
            <text:p>16902567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100948">
            <text:p>17100948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5433934">
            <text:p>35433934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091582">
            <text:p>13091582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242103">
            <text:p>13242103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459125">
            <text:p>14459125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274878">
            <text:p>16274878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132361">
            <text:p>14132361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8213175">
            <text:p>18213175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434091">
            <text:p>15434091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714577">
            <text:p>15714577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880869">
            <text:p>19880869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43050">
            <text:p>19643050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1891316">
            <text:p>21891316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669602">
            <text:p>12669602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789216">
            <text:p>12789216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334369">
            <text:p>12334369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334981">
            <text:p>14334981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229125">
            <text:p>16229125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618394">
            <text:p>14618394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411462">
            <text:p>16411462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099275">
            <text:p>14099275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888228">
            <text:p>15888228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34072">
            <text:p>19634072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678861">
            <text:p>15678861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536200">
            <text:p>27536200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963557">
            <text:p>14963557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021089">
            <text:p>14021089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035261">
            <text:p>13035261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288223">
            <text:p>14288223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174004">
            <text:p>13174004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836198">
            <text:p>13836198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379259">
            <text:p>23379259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1120715">
            <text:p>21120715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229600">
            <text:p>27229600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690315">
            <text:p>14690315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558175">
            <text:p>14558175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603653">
            <text:p>15603653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9052210">
            <text:p>19052210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4990120">
            <text:p>24990120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4205654">
            <text:p>24205654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4761284">
            <text:p>14761284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987815">
            <text:p>15987815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5440706">
            <text:p>25440706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5485414">
            <text:p>25485414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9435529">
            <text:p>19435529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474962">
            <text:p>28474962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9736989">
            <text:p>19736989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475525">
            <text:p>15475525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2591431">
            <text:p>22591431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149914">
            <text:p>15149914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469425">
            <text:p>26469425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127286">
            <text:p>29127286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289325">
            <text:p>28289325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1003589">
            <text:p>21003589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681649">
            <text:p>16681649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3692522">
            <text:p>33692522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2907133">
            <text:p>32907133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524972">
            <text:p>30524972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572352">
            <text:p>15572352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758748">
            <text:p>20758748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4182246">
            <text:p>24182246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992265">
            <text:p>17992265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531395">
            <text:p>15531395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483260">
            <text:p>15483260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570165">
            <text:p>18570165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653802">
            <text:p>16653802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0138519">
            <text:p>50138519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3101867">
            <text:p>23101867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5030209">
            <text:p>25030209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9340307">
            <text:p>19340307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1333784">
            <text:p>21333784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1665388">
            <text:p>21665388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622655">
            <text:p>29622655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3029143">
            <text:p>23029143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1432172">
            <text:p>21432172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4275701">
            <text:p>14275701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969407">
            <text:p>17969407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057972">
            <text:p>18057972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1478173">
            <text:p>21478173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843635">
            <text:p>29843635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4454599">
            <text:p>14454599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7433309">
            <text:p>27433309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60893376">
            <text:p>60893376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885745">
            <text:p>17885745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2960551">
            <text:p>32960551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600274">
            <text:p>18600274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471359">
            <text:p>26471359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7135349">
            <text:p>27135349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8436170">
            <text:p>28436170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4069153">
            <text:p>34069153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595234">
            <text:p>21595234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5160511">
            <text:p>25160511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9103763">
            <text:p>39103763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0470484">
            <text:p>20470484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949753">
            <text:p>16949753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579433">
            <text:p>16579433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2035984">
            <text:p>42035984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285991">
            <text:p>32285991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1667405">
            <text:p>31667405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007547">
            <text:p>22007547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970626">
            <text:p>16970626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180112">
            <text:p>26180112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9741829">
            <text:p>29741829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8507051">
            <text:p>28507051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5826065">
            <text:p>35826065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8230470">
            <text:p>28230470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5414988">
            <text:p>45414988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524315">
            <text:p>24524315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937918">
            <text:p>32937918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2626029">
            <text:p>52626029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7431690">
            <text:p>27431690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651290">
            <text:p>26651290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1015549">
            <text:p>31015549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3492757">
            <text:p>33492757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3669890">
            <text:p>23669890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1071601">
            <text:p>41071601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679630">
            <text:p>21679630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4632946">
            <text:p>34632946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0861088">
            <text:p>30861088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8479620">
            <text:p>38479620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0405376">
            <text:p>20405376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831562">
            <text:p>19831562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120264">
            <text:p>19120264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333530">
            <text:p>26333530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8578129">
            <text:p>18578129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5799026">
            <text:p>35799026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687741">
            <text:p>26687741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8599188">
            <text:p>38599188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5708129">
            <text:p>45708129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804513">
            <text:p>19804513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3832949">
            <text:p>23832949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0481395">
            <text:p>30481395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6386676">
            <text:p>56386676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0856980">
            <text:p>20856980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132500">
            <text:p>19132500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0473509">
            <text:p>20473509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4148645">
            <text:p>24148645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2202894">
            <text:p>42202894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7422286">
            <text:p>27422286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8658970">
            <text:p>38658970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3622409">
            <text:p>23622409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1256258">
            <text:p>41256258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501803">
            <text:p>22501803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7938866">
            <text:p>37938866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1053406">
            <text:p>21053406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0727798">
            <text:p>20727798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6754704">
            <text:p>26754704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7985790">
            <text:p>27985790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6857201">
            <text:p>36857201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8866779">
            <text:p>38866779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3948817">
            <text:p>23948817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6476207">
            <text:p>46476207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885598">
            <text:p>22885598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0595889">
            <text:p>40595889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7338857">
            <text:p>27338857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57002174">
            <text:p>57002174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6596433">
            <text:p>26596433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4792753">
            <text:p>34792753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3050402">
            <text:p>23050402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7179396">
            <text:p>37179396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2516551">
            <text:p>42516551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55029430">
            <text:p>55029430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8817954">
            <text:p>28817954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0050074">
            <text:p>30050074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4506104">
            <text:p>34506104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6514597">
            <text:p>26514597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2387948">
            <text:p>32387948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1491171">
            <text:p>31491171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5855171">
            <text:p>25855171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0340044">
            <text:p>30340044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7183401">
            <text:p>27183401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51181074">
            <text:p>51181074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0481756">
            <text:p>30481756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1124690">
            <text:p>21124690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7094761">
            <text:p>27094761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0970290">
            <text:p>40970290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1081940">
            <text:p>41081940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5054092">
            <text:p>25054092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52190830">
            <text:p>52190830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6239347">
            <text:p>36239347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3909146">
            <text:p>23909146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9593032">
            <text:p>29593032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273072">
            <text:p>22273072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6433981">
            <text:p>26433981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2178405">
            <text:p>42178405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7924174">
            <text:p>47924174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7228161">
            <text:p>47228161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69673803">
            <text:p>69673803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6331091">
            <text:p>26331091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5386290">
            <text:p>35386290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2912691">
            <text:p>42912691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6778634">
            <text:p>56778634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8225902">
            <text:p>28225902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4977432">
            <text:p>44977432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7951178">
            <text:p>37951178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0665042">
            <text:p>30665042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2169627">
            <text:p>42169627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5878267">
            <text:p>25878267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8322077">
            <text:p>38322077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9717343">
            <text:p>39717343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5999501">
            <text:p>25999501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6382827">
            <text:p>46382827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8351041">
            <text:p>38351041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3045560">
            <text:p>33045560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4624055">
            <text:p>34624055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2070614">
            <text:p>52070614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3927622">
            <text:p>53927622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2808944">
            <text:p>52808944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3100487">
            <text:p>33100487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5257172">
            <text:p>35257172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3970928">
            <text:p>53970928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6183799">
            <text:p>46183799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3307618">
            <text:p>23307618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6671818">
            <text:p>46671818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1981623">
            <text:p>41981623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8983832">
            <text:p>38983832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0874768">
            <text:p>50874768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8572455">
            <text:p>28572455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4432986">
            <text:p>24432986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4457114">
            <text:p>44457114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1538882">
            <text:p>31538882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1717970">
            <text:p>51717970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2874844">
            <text:p>32874844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8853582">
            <text:p>28853582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0396996">
            <text:p>30396996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5519929">
            <text:p>35519929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64056605">
            <text:p>64056605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1135742">
            <text:p>41135742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3076314">
            <text:p>53076314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6168179">
            <text:p>36168179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1369651">
            <text:p>41369651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8705554">
            <text:p>28705554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0975157">
            <text:p>40975157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3053047">
            <text:p>33053047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5207503">
            <text:p>25207503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4118548">
            <text:p>34118548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9759582">
            <text:p>39759582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3734500">
            <text:p>53734500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73972705">
            <text:p>73972705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6019197">
            <text:p>56019197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8077815">
            <text:p>48077815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1763239">
            <text:p>51763239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6165455">
            <text:p>36165455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7132815">
            <text:p>37132815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62455397">
            <text:p>62455397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4215884">
            <text:p>34215884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3510772">
            <text:p>43510772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6739856">
            <text:p>46739856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9452699">
            <text:p>39452699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8903573">
            <text:p>38903573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1213408">
            <text:p>31213408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6169836">
            <text:p>56169836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9815065">
            <text:p>59815065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7769333">
            <text:p>47769333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5197279">
            <text:p>35197279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3038792">
            <text:p>33038792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4065788">
            <text:p>34065788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66868659">
            <text:p>66868659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6661929">
            <text:p>46661929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7508446">
            <text:p>47508446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2841402">
            <text:p>32841402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9835455">
            <text:p>29835455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5406145">
            <text:p>35406145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2000473">
            <text:p>32000473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4919968">
            <text:p>34919968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2586011">
            <text:p>32586011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7453375">
            <text:p>37453375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4172917">
            <text:p>54172917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2732441">
            <text:p>32732441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4010282">
            <text:p>34010282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8870228">
            <text:p>48870228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1332954">
            <text:p>51332954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60859338">
            <text:p>60859338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6379595">
            <text:p>36379595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0598808">
            <text:p>40598808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75464881">
            <text:p>75464881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7478049">
            <text:p>27478049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7214104">
            <text:p>37214104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2040804">
            <text:p>42040804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65535006">
            <text:p>65535006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3799797">
            <text:p>33799797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3146142">
            <text:p>43146142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76058211">
            <text:p>76058211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66222140">
            <text:p>66222140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9145955">
            <text:p>59145955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4616737">
            <text:p>44616737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7263953">
            <text:p>57263953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84952954">
            <text:p>84952954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0307103">
            <text:p>60307103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8672889">
            <text:p>58672889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76578459">
            <text:p>76578459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9254533">
            <text:p>49254533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78586865">
            <text:p>78586865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0152061">
            <text:p>40152061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90345529">
            <text:p>90345529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1013698">
            <text:p>51013698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5688647">
            <text:p>45688647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4134904">
            <text:p>54134904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4235244">
            <text:p>44235244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2864224">
            <text:p>52864224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4305005">
            <text:p>64305005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1291802">
            <text:p>51291802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0942427">
            <text:p>60942427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1883510">
            <text:p>41883510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7036031">
            <text:p>37036031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2013655">
            <text:p>32013655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9730833">
            <text:p>39730833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6005898">
            <text:p>36005898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4667224">
            <text:p>54667224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2894674">
            <text:p>52894674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6094421">
            <text:p>56094421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0257741">
            <text:p>50257741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5971149">
            <text:p>65971149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9252957">
            <text:p>39252957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4563849">
            <text:p>44563849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9371538">
            <text:p>59371538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2305682">
            <text:p>32305682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7159818">
            <text:p>67159818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8958029">
            <text:p>38958029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4149710">
            <text:p>44149710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9930864">
            <text:p>39930864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5567931">
            <text:p>35567931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9585897">
            <text:p>39585897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7193695">
            <text:p>37193695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2545083">
            <text:p>52545083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02455747">
            <text:p>102455747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84968220">
            <text:p>84968220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96628176">
            <text:p>96628176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3828832">
            <text:p>63828832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3606419">
            <text:p>43606419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4636211">
            <text:p>34636211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8424535">
            <text:p>48424535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2112794">
            <text:p>62112794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4598367">
            <text:p>34598367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5749203">
            <text:p>45749203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0149274">
            <text:p>30149274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7791545">
            <text:p>57791545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89574832">
            <text:p>89574832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9908913">
            <text:p>49908913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3885814">
            <text:p>73885814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9382416">
            <text:p>49382416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9417321">
            <text:p>79417321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8899837">
            <text:p>48899837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7082000">
            <text:p>47082000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2862302">
            <text:p>52862302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1641096">
            <text:p>51641096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3681317">
            <text:p>53681317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9349214">
            <text:p>49349214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8879959">
            <text:p>68879959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6429202">
            <text:p>56429202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7233444">
            <text:p>67233444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5579159">
            <text:p>55579159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7792852">
            <text:p>47792852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2382493">
            <text:p>72382493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5900271">
            <text:p>55900271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7487903">
            <text:p>77487903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3877874">
            <text:p>53877874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0000727">
            <text:p>50000727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1085117">
            <text:p>71085117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0044631">
            <text:p>40044631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6307510">
            <text:p>66307510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0498728">
            <text:p>50498728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9513306">
            <text:p>59513306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1346027">
            <text:p>51346027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5357580">
            <text:p>95357580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1902422">
            <text:p>61902422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0062355">
            <text:p>40062355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7620456">
            <text:p>67620456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7486417">
            <text:p>57486417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82580099">
            <text:p>82580099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4883228">
            <text:p>44883228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82972061">
            <text:p>82972061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1242063">
            <text:p>51242063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80019185">
            <text:p>80019185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5575391">
            <text:p>75575391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8075804">
            <text:p>68075804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7393127">
            <text:p>57393127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1560781">
            <text:p>41560781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9821862">
            <text:p>39821862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9081802">
            <text:p>49081802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8771606">
            <text:p>48771606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3801959">
            <text:p>43801959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3140799">
            <text:p>93140799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7660560">
            <text:p>57660560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8462365">
            <text:p>98462365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0585745">
            <text:p>40585745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6475816">
            <text:p>46475816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7960418">
            <text:p>47960418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7201443">
            <text:p>57201443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8831410">
            <text:p>88831410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9697484">
            <text:p>89697484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04699638">
            <text:p>104699638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2777416">
            <text:p>82777416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15536726">
            <text:p>115536726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3888188">
            <text:p>73888188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5663791">
            <text:p>45663791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7297368">
            <text:p>47297368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8154815">
            <text:p>58154815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8482541">
            <text:p>58482541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9313702">
            <text:p>69313702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6372354">
            <text:p>46372354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0313071">
            <text:p>50313071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2047100">
            <text:p>72047100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2728418">
            <text:p>62728418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6684743">
            <text:p>126684743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2328358">
            <text:p>52328358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06720547">
            <text:p>106720547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5927168">
            <text:p>45927168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0480265">
            <text:p>70480265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5569629">
            <text:p>85569629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2295157">
            <text:p>62295157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9854446">
            <text:p>39854446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2957794">
            <text:p>62957794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0165016">
            <text:p>70165016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2164703">
            <text:p>52164703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4032349">
            <text:p>54032349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6991241">
            <text:p>56991241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7406139">
            <text:p>67406139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9449773">
            <text:p>49449773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3434481">
            <text:p>43434481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6611191">
            <text:p>56611191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7321016">
            <text:p>67321016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0238344">
            <text:p>80238344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17760085">
            <text:p>117760085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9637202">
            <text:p>49637202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98234941">
            <text:p>98234941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5132237">
            <text:p>75132237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1402013">
            <text:p>61402013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4914192">
            <text:p>64914192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2751046">
            <text:p>82751046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1041560">
            <text:p>71041560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0524399">
            <text:p>70524399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1136890">
            <text:p>61136890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7938330">
            <text:p>57938330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9474172">
            <text:p>59474172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9067897">
            <text:p>69067897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85485816">
            <text:p>85485816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3379612">
            <text:p>63379612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16931380">
            <text:p>116931380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2494341">
            <text:p>102494341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82565385">
            <text:p>82565385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8183785">
            <text:p>98183785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80643152">
            <text:p>80643152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588278">
            <text:p>108588278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5776189">
            <text:p>65776189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86922002">
            <text:p>86922002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2842196">
            <text:p>102842196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61292492">
            <text:p>161292492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7067768">
            <text:p>67067768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6288012">
            <text:p>56288012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8103949">
            <text:p>58103949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5067837">
            <text:p>75067837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3513855">
            <text:p>53513855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4857980">
            <text:p>54857980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6308178">
            <text:p>66308178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8958419">
            <text:p>68958419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1261026">
            <text:p>61261026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5426432">
            <text:p>105426432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2488465">
            <text:p>52488465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7294527">
            <text:p>77294527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18262829">
            <text:p>118262829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2523124">
            <text:p>92523124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2932544">
            <text:p>52932544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5052823">
            <text:p>65052823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4884098">
            <text:p>44884098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47236784">
            <text:p>147236784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5158210">
            <text:p>105158210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5560979">
            <text:p>55560979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9191036">
            <text:p>69191036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7953529">
            <text:p>57953529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2438353">
            <text:p>62438353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1066081">
            <text:p>51066081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80504844">
            <text:p>80504844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0423005">
            <text:p>60423005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6043992">
            <text:p>56043992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83636409">
            <text:p>83636409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8543054">
            <text:p>98543054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84138080">
            <text:p>84138080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6712141">
            <text:p>56712141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3400139">
            <text:p>63400139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85895013">
            <text:p>85895013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30259925">
            <text:p>130259925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9883996">
            <text:p>79883996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3709119">
            <text:p>73709119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83398003">
            <text:p>83398003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23561814">
            <text:p>123561814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47411240">
            <text:p>147411240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19058861">
            <text:p>119058861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4223299">
            <text:p>64223299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2977210">
            <text:p>72977210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8938524">
            <text:p>58938524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5996531">
            <text:p>85996531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3692131">
            <text:p>93692131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10982437">
            <text:p>110982437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0026655">
            <text:p>60026655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1772160">
            <text:p>91772160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5077920">
            <text:p>85077920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54187371">
            <text:p>154187371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18310337">
            <text:p>118310337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25934009">
            <text:p>125934009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3023970">
            <text:p>103023970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71352282">
            <text:p>171352282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30407616">
            <text:p>130407616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8595953">
            <text:p>98595953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1112866">
            <text:p>101112866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25918422">
            <text:p>125918422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49909898">
            <text:p>149909898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8530503">
            <text:p>98530503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8352927">
            <text:p>68352927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23011767">
            <text:p>123011767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1836774">
            <text:p>61836774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38243664">
            <text:p>138243664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9678324">
            <text:p>89678324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1727866">
            <text:p>101727866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17551350">
            <text:p>117551350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8311102">
            <text:p>58311102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7455215">
            <text:p>77455215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9969498">
            <text:p>69969498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44737913">
            <text:p>144737913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6043486">
            <text:p>76043486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3993249">
            <text:p>93993249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8117078">
            <text:p>98117078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8504853">
            <text:p>88504853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9522333">
            <text:p>89522333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4396561">
            <text:p>94396561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3970325">
            <text:p>93970325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4130561">
            <text:p>94130561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0501049">
            <text:p>90501049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0726631">
            <text:p>70726631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14384951">
            <text:p>114384951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7052608">
            <text:p>67052608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6208516">
            <text:p>96208516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3508074">
            <text:p>93508074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36502617">
            <text:p>136502617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4184243">
            <text:p>84184243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1286321">
            <text:p>81286321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31320957">
            <text:p>131320957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7779397">
            <text:p>127779397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1344746">
            <text:p>61344746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51708551">
            <text:p>151708551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2942521">
            <text:p>92942521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4512331">
            <text:p>84512331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09352985">
            <text:p>109352985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2067959">
            <text:p>82067959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1962808">
            <text:p>91962808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15657331">
            <text:p>115657331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7899413">
            <text:p>87899413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2609088">
            <text:p>72609088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5072685">
            <text:p>95072685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06030579">
            <text:p>106030579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18662800">
            <text:p>118662800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6649994">
            <text:p>126649994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07633168">
            <text:p>107633168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2513789">
            <text:p>122513789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10700950">
            <text:p>110700950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8865478">
            <text:p>88865478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4954349">
            <text:p>84954349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1641521">
            <text:p>81641521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05556062">
            <text:p>105556062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9423855">
            <text:p>99423855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01637557">
            <text:p>101637557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4761622">
            <text:p>74761622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33113662">
            <text:p>133113662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8979942">
            <text:p>88979942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06916962">
            <text:p>106916962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05235926">
            <text:p>105235926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5585583">
            <text:p>95585583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3943689">
            <text:p>63943689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19015168">
            <text:p>119015168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1363731">
            <text:p>61363731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3884576">
            <text:p>83884576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99187680">
            <text:p>199187680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06773492">
            <text:p>106773492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35404048">
            <text:p>135404048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0013353">
            <text:p>60013353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9672095">
            <text:p>79672095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6925769">
            <text:p>96925769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5478686">
            <text:p>85478686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07287755">
            <text:p>107287755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8275151">
            <text:p>88275151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37820503">
            <text:p>137820503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40371169">
            <text:p>140371169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4283418">
            <text:p>124283418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3661376">
            <text:p>73661376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2398835">
            <text:p>72398835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0470976">
            <text:p>120470976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7847108">
            <text:p>147847108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31161067">
            <text:p>131161067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7634980">
            <text:p>127634980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7934120">
            <text:p>97934120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9290879">
            <text:p>89290879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8114798">
            <text:p>108114798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1122049">
            <text:p>141122049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62582276">
            <text:p>162582276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9390909">
            <text:p>119390909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7190127">
            <text:p>147190127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8371322">
            <text:p>88371322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75672024">
            <text:p>175672024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7422731">
            <text:p>107422731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6378940">
            <text:p>106378940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6302419">
            <text:p>96302419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4585020">
            <text:p>124585020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9712314">
            <text:p>79712314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9022362">
            <text:p>119022362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1661106">
            <text:p>91661106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33640591">
            <text:p>133640591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7905724">
            <text:p>97905724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1960015">
            <text:p>81960015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3059720">
            <text:p>83059720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2622073">
            <text:p>82622073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56767585">
            <text:p>156767585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8768461">
            <text:p>128768461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3076027">
            <text:p>113076027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85708066">
            <text:p>185708066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6130057">
            <text:p>76130057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4678138">
            <text:p>104678138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6713368">
            <text:p>106713368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8751831">
            <text:p>108751831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5756286">
            <text:p>125756286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1700200">
            <text:p>71700200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8929249">
            <text:p>88929249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2477823">
            <text:p>122477823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5102849">
            <text:p>105102849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3423177">
            <text:p>113423177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9413263">
            <text:p>99413263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2541723">
            <text:p>102541723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1466823">
            <text:p>81466823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1332829">
            <text:p>81332829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6712569">
            <text:p>126712569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9571946">
            <text:p>129571946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9455848">
            <text:p>99455848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6971553">
            <text:p>86971553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1760865">
            <text:p>101760865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6907048">
            <text:p>76907048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4489058">
            <text:p>144489058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7255559">
            <text:p>97255559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65267305">
            <text:p>165267305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90395334">
            <text:p>190395334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9291707">
            <text:p>109291707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53233449">
            <text:p>153233449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8415683">
            <text:p>98415683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13142543">
            <text:p>113142543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21819755">
            <text:p>121819755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6415115">
            <text:p>146415115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17857880">
            <text:p>117857880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7253038">
            <text:p>77253038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57395298">
            <text:p>157395298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25227545">
            <text:p>125227545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8923005">
            <text:p>88923005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28256513">
            <text:p>128256513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32273987">
            <text:p>232273987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0003423">
            <text:p>100003423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38842284">
            <text:p>138842284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7386782">
            <text:p>97386782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16647825">
            <text:p>116647825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3714394">
            <text:p>83714394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8388684">
            <text:p>108388684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73890132">
            <text:p>173890132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7426990">
            <text:p>107426990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3701621">
            <text:p>83701621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4725982">
            <text:p>94725982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93459046">
            <text:p>193459046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15036199">
            <text:p>115036199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12666121">
            <text:p>112666121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7568998">
            <text:p>107568998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74881631">
            <text:p>174881631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6690658">
            <text:p>86690658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9851002">
            <text:p>79851002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1533872">
            <text:p>101533872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18711733">
            <text:p>118711733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10851983">
            <text:p>110851983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51691179">
            <text:p>151691179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44886428">
            <text:p>244886428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23079803">
            <text:p>223079803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57736069">
            <text:p>157736069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38028656">
            <text:p>138028656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29146494">
            <text:p>129146494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23858374">
            <text:p>123858374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35624329">
            <text:p>135624329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11991423">
            <text:p>111991423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73571934">
            <text:p>173571934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0734824">
            <text:p>140734824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39715376">
            <text:p>139715376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17727959">
            <text:p>117727959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83232725">
            <text:p>183232725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0988951">
            <text:p>100988951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3133056">
            <text:p>113133056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20807801">
            <text:p>220807801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2774152">
            <text:p>142774152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21444406">
            <text:p>221444406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3314546">
            <text:p>103314546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93122921">
            <text:p>193122921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55771635">
            <text:p>155771635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51137243">
            <text:p>151137243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39824311">
            <text:p>139824311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2054945">
            <text:p>142054945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57892431">
            <text:p>157892431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1020038">
            <text:p>121020038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4483831">
            <text:p>144483831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4977576">
            <text:p>104977576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58051682">
            <text:p>158051682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4172931">
            <text:p>104172931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94423580">
            <text:p>94423580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0991754">
            <text:p>100991754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0111158">
            <text:p>140111158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0393689">
            <text:p>100393689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9675009">
            <text:p>169675009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8394577">
            <text:p>128394577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3420848">
            <text:p>143420848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66717259">
            <text:p>266717259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36502788">
            <text:p>136502788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92700810">
            <text:p>92700810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73016052">
            <text:p>173016052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37462457">
            <text:p>137462457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1796821">
            <text:p>141796821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23315704">
            <text:p>323315704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9302282">
            <text:p>169302282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7437895">
            <text:p>127437895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38378382">
            <text:p>138378382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91536226">
            <text:p>91536226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7887561">
            <text:p>147887561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97125931">
            <text:p>97125931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38687347">
            <text:p>138687347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98353828">
            <text:p>98353828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2368719">
            <text:p>122368719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3745346">
            <text:p>103745346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85594862">
            <text:p>185594862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4473595">
            <text:p>164473595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70196819">
            <text:p>170196819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36128572">
            <text:p>136128572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80208323">
            <text:p>180208323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8203345">
            <text:p>148203345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1515630">
            <text:p>121515630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2243112">
            <text:p>122243112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56456597">
            <text:p>156456597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50610040">
            <text:p>150610040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2051432">
            <text:p>102051432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9700101">
            <text:p>149700101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20913626">
            <text:p>120913626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69199221">
            <text:p>169199221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12808264">
            <text:p>112808264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86730504">
            <text:p>186730504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70682230">
            <text:p>170682230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1589613">
            <text:p>101589613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0840221">
            <text:p>140840221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16323407">
            <text:p>116323407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41645308">
            <text:p>241645308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87026712">
            <text:p>187026712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0657257">
            <text:p>130657257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76418061">
            <text:p>176418061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4240290">
            <text:p>134240290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67309945">
            <text:p>267309945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56362584">
            <text:p>156362584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88163972">
            <text:p>188163972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83964594">
            <text:p>283964594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60330211">
            <text:p>160330211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13097289">
            <text:p>113097289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11968808">
            <text:p>211968808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6076097">
            <text:p>106076097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58369663">
            <text:p>158369663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54054433">
            <text:p>154054433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17687317">
            <text:p>117687317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58849667">
            <text:p>158849667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6831441">
            <text:p>136831441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26829658">
            <text:p>126829658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5999614">
            <text:p>135999614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22603187">
            <text:p>122603187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0780340">
            <text:p>100780340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71057906">
            <text:p>171057906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7762492">
            <text:p>107762492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50241271">
            <text:p>150241271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99269879">
            <text:p>99269879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61154499">
            <text:p>361154499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10666105">
            <text:p>110666105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8003487">
            <text:p>108003487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51132883">
            <text:p>151132883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70728803">
            <text:p>170728803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30030764">
            <text:p>230030764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1315211">
            <text:p>131315211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63200635">
            <text:p>163200635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29940179">
            <text:p>129940179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05102787">
            <text:p>205102787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47229941">
            <text:p>247229941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54974779">
            <text:p>154974779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9922785">
            <text:p>139922785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97247939">
            <text:p>197247939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51758657">
            <text:p>151758657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97160345">
            <text:p>197160345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68161801">
            <text:p>268161801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76034627">
            <text:p>176034627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34137230">
            <text:p>234137230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0632798">
            <text:p>130632798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21332268">
            <text:p>321332268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62600837">
            <text:p>162600837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24585605">
            <text:p>124585605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07879091">
            <text:p>207879091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2068761">
            <text:p>132068761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69343908">
            <text:p>169343908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52111171">
            <text:p>252111171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24695660">
            <text:p>124695660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04482457">
            <text:p>204482457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91766247">
            <text:p>291766247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00480508">
            <text:p>200480508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0507024">
            <text:p>130507024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21623110">
            <text:p>321623110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48879388">
            <text:p>148879388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44583528">
            <text:p>144583528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44983682">
            <text:p>144983682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19051029">
            <text:p>119051029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75204287">
            <text:p>175204287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45266574">
            <text:p>145266574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61442949">
            <text:p>161442949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65303018">
            <text:p>165303018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444708887">
            <text:p>444708887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37115342">
            <text:p>337115342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34990387">
            <text:p>234990387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24229674">
            <text:p>224229674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27365347">
            <text:p>227365347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9609397">
            <text:p>139609397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68320581">
            <text:p>168320581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11897389">
            <text:p>111897389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7834056">
            <text:p>137834056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2032944">
            <text:p>132032944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46505220">
            <text:p>146505220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1420606">
            <text:p>131420606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26962767">
            <text:p>126962767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21573436">
            <text:p>121573436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58656910">
            <text:p>158656910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46626791">
            <text:p>246626791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72120921">
            <text:p>172120921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86382519">
            <text:p>186382519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29574669">
            <text:p>229574669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71899717">
            <text:p>171899717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74818003">
            <text:p>174818003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50354749">
            <text:p>150354749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39264219">
            <text:p>239264219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76781029">
            <text:p>376781029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40060226">
            <text:p>140060226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74808861">
            <text:p>174808861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69960297">
            <text:p>269960297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88382063">
            <text:p>188382063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04924964">
            <text:p>204924964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81677060">
            <text:p>181677060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84832973">
            <text:p>184832973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51496397">
            <text:p>251496397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56785477">
            <text:p>156785477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98961205">
            <text:p>298961205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31700678">
            <text:p>331700678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09278300">
            <text:p>209278300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81770469">
            <text:p>281770469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69379488">
            <text:p>369379488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76488151">
            <text:p>176488151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56841304">
            <text:p>256841304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67591610">
            <text:p>167591610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93204288">
            <text:p>193204288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85039706">
            <text:p>285039706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72896054">
            <text:p>172896054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96054625">
            <text:p>196054625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85728924">
            <text:p>285728924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24389582">
            <text:p>124389582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74696235">
            <text:p>174696235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93776982">
            <text:p>193776982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03007801">
            <text:p>203007801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55861013">
            <text:p>155861013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56807021">
            <text:p>156807021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48949001">
            <text:p>148949001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97577148">
            <text:p>297577148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81706479">
            <text:p>181706479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72709659">
            <text:p>172709659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78430932">
            <text:p>278430932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12758753">
            <text:p>212758753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97327162">
            <text:p>197327162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43005305">
            <text:p>143005305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30289063">
            <text:p>230289063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34073709">
            <text:p>134073709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68980614">
            <text:p>168980614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46565454">
            <text:p>146565454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24517172">
            <text:p>224517172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92054279">
            <text:p>192054279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22382151">
            <text:p>222382151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94450883">
            <text:p>194450883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43384692">
            <text:p>143384692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00209593">
            <text:p>200209593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19201213">
            <text:p>219201213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62887324">
            <text:p>362887324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38596973">
            <text:p>238596973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08500368">
            <text:p>208500368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07464484">
            <text:p>307464484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62570006">
            <text:p>162570006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83170742">
            <text:p>283170742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74958085">
            <text:p>174958085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10145184">
            <text:p>210145184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23715660">
            <text:p>223715660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58012058">
            <text:p>358012058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95665580">
            <text:p>195665580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46122208">
            <text:p>446122208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89904461">
            <text:p>189904461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96984695">
            <text:p>196984695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65249844">
            <text:p>165249844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36670962">
            <text:p>236670962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25509608">
            <text:p>225509608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57106133">
            <text:p>257106133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93122173">
            <text:p>193122173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91469943">
            <text:p>191469943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42983721">
            <text:p>342983721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94833001">
            <text:p>194833001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74956994">
            <text:p>174956994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34148459">
            <text:p>334148459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54743106">
            <text:p>354743106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70832121">
            <text:p>170832121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57718667">
            <text:p>157718667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36164010">
            <text:p>236164010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02373936">
            <text:p>302373936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96619769">
            <text:p>196619769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71456811">
            <text:p>171456811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75528324">
            <text:p>275528324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80757986">
            <text:p>380757986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14881463">
            <text:p>314881463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96046819">
            <text:p>296046819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48795992">
            <text:p>248795992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96127048">
            <text:p>196127048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17602323">
            <text:p>217602323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50833600">
            <text:p>250833600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09335812">
            <text:p>309335812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44521442">
            <text:p>444521442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62693729">
            <text:p>262693729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36603549">
            <text:p>336603549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11099407">
            <text:p>311099407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86338779">
            <text:p>286338779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34016039">
            <text:p>134016039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61956314">
            <text:p>261956314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72174614">
            <text:p>172174614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60264351">
            <text:p>160264351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47203089">
            <text:p>147203089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56556722">
            <text:p>356556722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26771096">
            <text:p>226771096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71785353">
            <text:p>271785353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70612272">
            <text:p>270612272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16219205">
            <text:p>216219205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10833229">
            <text:p>210833229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80494562">
            <text:p>280494562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08674397">
            <text:p>208674397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43689277">
            <text:p>343689277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46982626">
            <text:p>446982626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46350277">
            <text:p>246350277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35416737">
            <text:p>235416737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27585795">
            <text:p>327585795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35104441">
            <text:p>435104441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21611244">
            <text:p>221611244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83758924">
            <text:p>283758924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30544226">
            <text:p>230544226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76473327">
            <text:p>276473327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46569753">
            <text:p>246569753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56113672">
            <text:p>256113672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00248768">
            <text:p>200248768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49515699">
            <text:p>249515699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82313309">
            <text:p>482313309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92925693">
            <text:p>292925693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08863717">
            <text:p>208863717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26219485">
            <text:p>426219485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97667361">
            <text:p>197667361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0081696">
            <text:p>390081696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81245917">
            <text:p>281245917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99697275">
            <text:p>199697275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10837913">
            <text:p>410837913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22234212">
            <text:p>322234212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77115752">
            <text:p>277115752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48784025">
            <text:p>248784025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619066885">
            <text:p>619066885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66501250">
            <text:p>166501250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37885557">
            <text:p>237885557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54599021">
            <text:p>254599021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00410979">
            <text:p>300410979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27785129">
            <text:p>227785129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98181883">
            <text:p>198181883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19733719">
            <text:p>419733719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41159286">
            <text:p>341159286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57738679">
            <text:p>357738679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55975987">
            <text:p>355975987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71218308">
            <text:p>371218308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40536051">
            <text:p>240536051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05833655">
            <text:p>305833655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24847274">
            <text:p>224847274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02752923">
            <text:p>302752923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99463927">
            <text:p>299463927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507678954">
            <text:p>507678954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78925341">
            <text:p>178925341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96397199">
            <text:p>196397199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73202594">
            <text:p>173202594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71380883">
            <text:p>271380883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99379776">
            <text:p>199379776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25914736">
            <text:p>225914736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47626478">
            <text:p>447626478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89265826">
            <text:p>389265826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87411347">
            <text:p>287411347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35344275">
            <text:p>335344275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69540875">
            <text:p>469540875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79351671">
            <text:p>379351671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07097725">
            <text:p>207097725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75618621">
            <text:p>175618621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68022474">
            <text:p>268022474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23604237">
            <text:p>423604237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502637719">
            <text:p>502637719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69438450">
            <text:p>169438450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21607657">
            <text:p>221607657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96042207">
            <text:p>196042207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90861124">
            <text:p>190861124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88863571">
            <text:p>188863571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94853592">
            <text:p>194853592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69618802">
            <text:p>269618802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79080768">
            <text:p>279080768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02459002">
            <text:p>302459002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52835795">
            <text:p>252835795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20216724">
            <text:p>220216724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12947017">
            <text:p>212947017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00834533">
            <text:p>200834533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92149044">
            <text:p>292149044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31421971">
            <text:p>231421971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41710596">
            <text:p>341710596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79786811">
            <text:p>279786811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48451021">
            <text:p>348451021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68306404">
            <text:p>168306404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03995506">
            <text:p>203995506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57055509">
            <text:p>257055509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39309313">
            <text:p>339309313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30805316">
            <text:p>330805316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01828907">
            <text:p>201828907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88331593">
            <text:p>188331593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19809015">
            <text:p>319809015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87114543">
            <text:p>287114543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03019457">
            <text:p>203019457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64483402">
            <text:p>264483402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616776765">
            <text:p>616776765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16006224">
            <text:p>216006224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13477833">
            <text:p>213477833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08249064">
            <text:p>208249064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95329886">
            <text:p>295329886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50874040">
            <text:p>250874040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37846119">
            <text:p>237846119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03411410">
            <text:p>303411410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76751958">
            <text:p>276751958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14820878">
            <text:p>214820878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43006583">
            <text:p>243006583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12155389">
            <text:p>212155389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45850274">
            <text:p>445850274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23123513">
            <text:p>323123513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18490776">
            <text:p>318490776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35967344">
            <text:p>335967344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06400114">
            <text:p>206400114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97320062">
            <text:p>197320062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98219960">
            <text:p>198219960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03444674">
            <text:p>303444674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33153643">
            <text:p>233153643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39475724">
            <text:p>239475724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11619534">
            <text:p>211619534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83163068">
            <text:p>283163068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7479613">
            <text:p>387479613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59470169">
            <text:p>359470169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76107528">
            <text:p>176107528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38276211">
            <text:p>238276211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08526873">
            <text:p>308526873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40741932">
            <text:p>240741932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17366925">
            <text:p>517366925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43244107">
            <text:p>343244107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43915083">
            <text:p>343915083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81962163">
            <text:p>181962163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32676015">
            <text:p>332676015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95490525">
            <text:p>295490525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7297259">
            <text:p>387297259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91915925">
            <text:p>191915925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45212842">
            <text:p>245212842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99900620">
            <text:p>399900620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55228850">
            <text:p>255228850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65979635">
            <text:p>265979635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70707739">
            <text:p>270707739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88821997">
            <text:p>288821997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20945839">
            <text:p>220945839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15523951">
            <text:p>315523951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10986796">
            <text:p>510986796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69884896">
            <text:p>269884896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54890736">
            <text:p>454890736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67819251">
            <text:p>367819251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13070731">
            <text:p>313070731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27236463">
            <text:p>327236463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10683346">
            <text:p>210683346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33013854">
            <text:p>233013854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40890412">
            <text:p>240890412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00375527">
            <text:p>400375527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23998182">
            <text:p>223998182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53720640">
            <text:p>353720640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20847555">
            <text:p>320847555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76418144">
            <text:p>376418144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58194492">
            <text:p>358194492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46506615">
            <text:p>446506615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92011237">
            <text:p>392011237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80567175">
            <text:p>280567175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74596114">
            <text:p>474596114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15476214">
            <text:p>215476214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84476631">
            <text:p>284476631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97533705">
            <text:p>197533705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86860504">
            <text:p>286860504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29996552">
            <text:p>229996552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39342401">
            <text:p>339342401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48792685">
            <text:p>348792685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72098670">
            <text:p>272098670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23742280">
            <text:p>223742280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54461793">
            <text:p>254461793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99578828">
            <text:p>399578828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83080324">
            <text:p>283080324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88060663">
            <text:p>388060663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21425457">
            <text:p>221425457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06304571">
            <text:p>306304571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07317563">
            <text:p>207317563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72291732">
            <text:p>272291732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04400029">
            <text:p>404400029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01204335">
            <text:p>201204335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04345039">
            <text:p>204345039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47072171">
            <text:p>347072171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78576718">
            <text:p>478576718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08015943">
            <text:p>208015943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28730364">
            <text:p>228730364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42902148">
            <text:p>242902148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27636734">
            <text:p>227636734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13097320">
            <text:p>213097320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18551740">
            <text:p>218551740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44442020">
            <text:p>344442020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00401058">
            <text:p>400401058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78644436">
            <text:p>378644436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91291921">
            <text:p>291291921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23328542">
            <text:p>223328542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05812357">
            <text:p>205812357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62033725">
            <text:p>362033725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45388362">
            <text:p>245388362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07306873">
            <text:p>307306873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81476602">
            <text:p>281476602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45023571">
            <text:p>345023571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17310178">
            <text:p>217310178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58689962">
            <text:p>258689962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36693634">
            <text:p>436693634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58510475">
            <text:p>358510475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17188697">
            <text:p>217188697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624112801">
            <text:p>624112801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39272552">
            <text:p>339272552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22504057">
            <text:p>222504057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99142033">
            <text:p>299142033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91012965">
            <text:p>491012965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18599358">
            <text:p>218599358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64241654">
            <text:p>264241654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89060041">
            <text:p>389060041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83480946">
            <text:p>283480946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29624933">
            <text:p>329624933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29998160">
            <text:p>229998160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62049387">
            <text:p>462049387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09942872">
            <text:p>309942872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04083351">
            <text:p>304083351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57879827">
            <text:p>257879827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55742083">
            <text:p>455742083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20110504">
            <text:p>220110504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89978345">
            <text:p>289978345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07650023">
            <text:p>307650023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05207873">
            <text:p>505207873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39743756">
            <text:p>239743756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49454887">
            <text:p>349454887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38138389">
            <text:p>438138389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46679562">
            <text:p>346679562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18225190">
            <text:p>218225190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803978231">
            <text:p>803978231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38831063">
            <text:p>538831063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66190722">
            <text:p>266190722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63822604">
            <text:p>363822604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12687669">
            <text:p>212687669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54500246">
            <text:p>454500246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62238752">
            <text:p>562238752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37229201">
            <text:p>437229201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60888506">
            <text:p>460888506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08490872">
            <text:p>408490872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82700806">
            <text:p>282700806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23636555">
            <text:p>323636555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40617520">
            <text:p>240617520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99218677">
            <text:p>499218677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24699282">
            <text:p>224699282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47790155">
            <text:p>347790155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32452465">
            <text:p>232452465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15228590">
            <text:p>315228590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83872361">
            <text:p>483872361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97797903">
            <text:p>297797903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80704137">
            <text:p>380704137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22864009">
            <text:p>522864009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96321222">
            <text:p>296321222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39177195">
            <text:p>439177195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08784376">
            <text:p>708784376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45710258">
            <text:p>445710258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54819527">
            <text:p>254819527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45537058">
            <text:p>345537058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43571536">
            <text:p>243571536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47640422">
            <text:p>447640422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52259380">
            <text:p>452259380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35366522">
            <text:p>435366522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76419347">
            <text:p>276419347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51671824">
            <text:p>351671824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46979661">
            <text:p>546979661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52754603">
            <text:p>452754603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68245220">
            <text:p>268245220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23113262">
            <text:p>323113262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617298121">
            <text:p>617298121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72258379">
            <text:p>272258379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03697328">
            <text:p>503697328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666169036">
            <text:p>666169036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87151372">
            <text:p>287151372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68233980">
            <text:p>568233980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77106491">
            <text:p>377106491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44147628">
            <text:p>444147628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75696378">
            <text:p>375696378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95483573">
            <text:p>395483573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50951343">
            <text:p>250951343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82753549">
            <text:p>282753549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28750922">
            <text:p>328750922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72322388">
            <text:p>372322388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10484683">
            <text:p>310484683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84806826">
            <text:p>284806826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43798553">
            <text:p>343798553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47449277">
            <text:p>447449277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75530525">
            <text:p>375530525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79263039">
            <text:p>479263039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91452835">
            <text:p>491452835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63289014">
            <text:p>463289014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74207460">
            <text:p>274207460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35839329">
            <text:p>335839329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07458803">
            <text:p>407458803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35558023">
            <text:p>335558023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31149396">
            <text:p>431149396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95323711">
            <text:p>495323711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81675780">
            <text:p>281675780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14957582">
            <text:p>314957582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67407308">
            <text:p>367407308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49106535">
            <text:p>249106535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13065568">
            <text:p>413065568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32450330">
            <text:p>332450330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67466053">
            <text:p>567466053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97783071">
            <text:p>297783071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71275846">
            <text:p>371275846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55452600">
            <text:p>455452600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66871696">
            <text:p>266871696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56303272">
            <text:p>256303272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21624155">
            <text:p>421624155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75415610">
            <text:p>375415610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17245724">
            <text:p>417245724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23768549">
            <text:p>423768549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47831556">
            <text:p>347831556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48697539">
            <text:p>548697539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78903483">
            <text:p>278903483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91553287">
            <text:p>291553287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09408795">
            <text:p>309408795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02103969">
            <text:p>302103969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19627451">
            <text:p>519627451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68369386">
            <text:p>268369386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09194144">
            <text:p>309194144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42608991">
            <text:p>242608991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867362427">
            <text:p>867362427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38153506">
            <text:p>338153506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49309657">
            <text:p>649309657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15611114">
            <text:p>515611114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854278310">
            <text:p>854278310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91163502">
            <text:p>491163502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71139217">
            <text:p>371139217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05428546">
            <text:p>305428546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862288523">
            <text:p>862288523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51005217">
            <text:p>251005217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04794068">
            <text:p>304794068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79146014">
            <text:p>279146014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88561846">
            <text:p>388561846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52717873">
            <text:p>352717873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33595487">
            <text:p>433595487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02652384">
            <text:p>502652384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04534450">
            <text:p>604534450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885098006">
            <text:p>885098006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64545503">
            <text:p>364545503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87848968">
            <text:p>287848968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74996234">
            <text:p>374996234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70416953">
            <text:p>470416953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91135395">
            <text:p>291135395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99764007">
            <text:p>299764007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16114016">
            <text:p>316114016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14911329">
            <text:p>614911329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79787189">
            <text:p>279787189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54357204">
            <text:p>354357204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67460302">
            <text:p>367460302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56852277">
            <text:p>656852277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14590801">
            <text:p>414590801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94108460">
            <text:p>294108460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47880447">
            <text:p>547880447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90960417">
            <text:p>390960417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00528933">
            <text:p>500528933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05254113">
            <text:p>605254113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29503243">
            <text:p>529503243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56269316">
            <text:p>656269316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10498564">
            <text:p>310498564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44849401">
            <text:p>344849401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63460243">
            <text:p>363460243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24333660">
            <text:p>324333660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77568311">
            <text:p>577568311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30665939">
            <text:p>330665939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34361477">
            <text:p>434361477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06501510">
            <text:p>406501510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89324192">
            <text:p>689324192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59266453">
            <text:p>359266453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89264970">
            <text:p>289264970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05083572">
            <text:p>305083572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32745228">
            <text:p>332745228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03307202">
            <text:p>703307202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19500677">
            <text:p>419500677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10377074">
            <text:p>610377074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86408799">
            <text:p>486408799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98296570">
            <text:p>298296570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19543300">
            <text:p>619543300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88764129">
            <text:p>388764129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46328389">
            <text:p>346328389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27404460">
            <text:p>627404460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66695090">
            <text:p>266695090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25838193">
            <text:p>525838193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53486644">
            <text:p>253486644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81000979">
            <text:p>281000979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13180915">
            <text:p>513180915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14918414">
            <text:p>414918414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52990257">
            <text:p>252990257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94603821">
            <text:p>394603821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66934494">
            <text:p>466934494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38306156">
            <text:p>338306156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48417827">
            <text:p>348417827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34519297">
            <text:p>534519297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94644743">
            <text:p>494644743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46530932">
            <text:p>746530932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89092764">
            <text:p>389092764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45288879">
            <text:p>545288879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94974744">
            <text:p>494974744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23142644">
            <text:p>323142644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23588173">
            <text:p>323588173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84583313">
            <text:p>384583313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43200907">
            <text:p>443200907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87581362">
            <text:p>287581362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02235218">
            <text:p>302235218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09933664">
            <text:p>309933664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32527174">
            <text:p>332527174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26672281">
            <text:p>426672281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29391666">
            <text:p>429391666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98084549">
            <text:p>398084549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76059830">
            <text:p>476059830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82531351">
            <text:p>382531351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77684392">
            <text:p>377684392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63924073">
            <text:p>363924073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08987941">
            <text:p>608987941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00637362">
            <text:p>300637362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13353641">
            <text:p>613353641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84966594">
            <text:p>584966594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95243855">
            <text:p>495243855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37414733">
            <text:p>337414733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90279986">
            <text:p>290279986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14480278">
            <text:p>614480278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28261719">
            <text:p>428261719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69615914">
            <text:p>469615914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835046722">
            <text:p>835046722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93548213">
            <text:p>393548213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40927865">
            <text:p>540927865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91764676">
            <text:p>491764676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52189579">
            <text:p>452189579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86745233">
            <text:p>586745233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43240709">
            <text:p>343240709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63986927">
            <text:p>563986927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49735111">
            <text:p>549735111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66582363">
            <text:p>666582363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80140854">
            <text:p>280140854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20303822">
            <text:p>420303822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70704729">
            <text:p>270704729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14877799">
            <text:p>614877799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898404">
            <text:p>6898404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38989274">
            <text:p>438989274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83116655">
            <text:p>483116655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78925491">
            <text:p>478925491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82776689">
            <text:p>382776689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21734049">
            <text:p>321734049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05590564">
            <text:p>605590564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69801233">
            <text:p>369801233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29606752">
            <text:p>429606752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93358543">
            <text:p>793358543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19229905">
            <text:p>519229905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69743933">
            <text:p>269743933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803053947">
            <text:p>803053947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03261995">
            <text:p>303261995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13072517">
            <text:p>413072517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25583073">
            <text:p>625583073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71681641">
            <text:p>371681641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02069886">
            <text:p>502069886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16525516">
            <text:p>616525516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27788379">
            <text:p>527788379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98918572">
            <text:p>498918572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65740782">
            <text:p>365740782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57591141">
            <text:p>357591141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59773412">
            <text:p>459773412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34190075">
            <text:p>634190075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24790239">
            <text:p>724790239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29159536">
            <text:p>529159536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22325090">
            <text:p>522325090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13267102">
            <text:p>613267102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73887562">
            <text:p>673887562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67853497">
            <text:p>367853497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02067764">
            <text:p>602067764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11285891">
            <text:p>311285891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16461108">
            <text:p>316461108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15314775">
            <text:p>315314775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26419486">
            <text:p>526419486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78909969">
            <text:p>278909969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16070207">
            <text:p>616070207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28957092">
            <text:p>328957092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01436029">
            <text:p>401436029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35822408">
            <text:p>335822408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78494864">
            <text:p>378494864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53215769">
            <text:p>653215769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98400633">
            <text:p>498400633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82230431">
            <text:p>982230431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92993489">
            <text:p>492993489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05721758">
            <text:p>305721758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41895514">
            <text:p>441895514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99785791">
            <text:p>399785791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63945012">
            <text:p>563945012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22848631">
            <text:p>422848631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98444355">
            <text:p>398444355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90568362">
            <text:p>490568362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10889758">
            <text:p>410889758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82015503">
            <text:p>282015503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02779705">
            <text:p>602779705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19337121">
            <text:p>319337121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09153065">
            <text:p>309153065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48615969">
            <text:p>448615969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09966524">
            <text:p>309966524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17227989">
            <text:p>317227989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44135524">
            <text:p>444135524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53553542">
            <text:p>753553542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843968317">
            <text:p>843968317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812562463">
            <text:p>812562463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29916075">
            <text:p>329916075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05883113">
            <text:p>705883113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21036973">
            <text:p>421036973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92733756">
            <text:p>392733756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02087702">
            <text:p>502087702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96442921">
            <text:p>396442921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16068768">
            <text:p>616068768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32527742">
            <text:p>432527742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79995828">
            <text:p>679995828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953434932">
            <text:p>953434932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971997721">
            <text:p>971997721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901394386">
            <text:p>901394386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79600706">
            <text:p>379600706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44575888">
            <text:p>344575888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91352389">
            <text:p>491352389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46319061">
            <text:p>346319061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83475579">
            <text:p>383475579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16513329">
            <text:p>516513329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76820180">
            <text:p>376820180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09257976">
            <text:p>409257976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91961926">
            <text:p>791961926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16582583">
            <text:p>316582583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43818953">
            <text:p>743818953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923901075">
            <text:p>923901075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78950412">
            <text:p>578950412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57655961">
            <text:p>157655961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21953314">
            <text:p>721953314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41349409">
            <text:p>541349409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90524173">
            <text:p>590524173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27012538">
            <text:p>327012538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31636411">
            <text:p>431636411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96475829">
            <text:p>396475829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20557256">
            <text:p>20557256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28896673">
            <text:p>328896673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90251616">
            <text:p>390251616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49270108">
            <text:p>649270108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29591118">
            <text:p>529591118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21530391">
            <text:p>721530391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12745508">
            <text:p>512745508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76986359">
            <text:p>476986359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16709492">
            <text:p>616709492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05440209">
            <text:p>605440209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04277804">
            <text:p>704277804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97755727">
            <text:p>497755727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82441339">
            <text:p>482441339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94683284">
            <text:p>94683284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74583337">
            <text:p>374583337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42843128">
            <text:p>442843128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16915733">
            <text:p>516915733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69363047">
            <text:p>669363047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87978760">
            <text:p>687978760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37896066">
            <text:p>537896066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12662661">
            <text:p>712662661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83481873">
            <text:p>483481873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22256928">
            <text:p>922256928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14368993">
            <text:p>914368993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04214602">
            <text:p>404214602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22233564">
            <text:p>622233564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77837794">
            <text:p>477837794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48728987">
            <text:p>448728987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81069627">
            <text:p>381069627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65779548">
            <text:p>565779548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82850078">
            <text:p>682850078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81436265">
            <text:p>581436265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22149589">
            <text:p>422149589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84255003">
            <text:p>684255003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83798526">
            <text:p>583798526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84125443">
            <text:p>384125443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06005974">
            <text:p>506005974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35210029">
            <text:p>635210029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95031906">
            <text:p>595031906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60815278">
            <text:p>560815278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82252769">
            <text:p>382252769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81148836">
            <text:p>781148836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36375883">
            <text:p>436375883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07948555">
            <text:p>607948555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53794727">
            <text:p>653794727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839407560">
            <text:p>839407560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44142579">
            <text:p>544142579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36987309">
            <text:p>636987309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57291225">
            <text:p>557291225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94035932">
            <text:p>394035932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62094991">
            <text:p>462094991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39888528">
            <text:p>739888528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64568491">
            <text:p>664568491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91726299">
            <text:p>691726299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05920564">
            <text:p>505920564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15023844">
            <text:p>515023844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827881989">
            <text:p>827881989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67215033">
            <text:p>467215033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21506368">
            <text:p>621506368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97963996">
            <text:p>497963996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25326657">
            <text:p>725326657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3388586">
            <text:p>43388586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25262891">
            <text:p>425262891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38048818">
            <text:p>538048818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25205586">
            <text:p>925205586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53302956">
            <text:p>653302956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6683794">
            <text:p>26683794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68067006">
            <text:p>668067006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14684035">
            <text:p>414684035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915325644">
            <text:p>915325644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8055883">
            <text:p>68055883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26447455">
            <text:p>526447455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79368117">
            <text:p>479368117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75690733">
            <text:p>475690733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852674971">
            <text:p>852674971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868216601">
            <text:p>868216601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86250759">
            <text:p>586250759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952649098">
            <text:p>952649098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12834402">
            <text:p>712834402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961318532">
            <text:p>961318532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31983685">
            <text:p>431983685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27858707">
            <text:p>527858707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68362407">
            <text:p>468362407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43060970">
            <text:p>743060970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78074982">
            <text:p>578074982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62668824">
            <text:p>662668824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81294857">
            <text:p>281294857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43614624">
            <text:p>643614624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17109239">
            <text:p>517109239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99850451">
            <text:p>499850451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873753887">
            <text:p>873753887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82427544">
            <text:p>582427544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01514432">
            <text:p>501514432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30650565">
            <text:p>630650565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899319327">
            <text:p>899319327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79312116">
            <text:p>679312116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827909902">
            <text:p>827909902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08237801">
            <text:p>608237801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85739152">
            <text:p>585739152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940657326">
            <text:p>940657326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897969744">
            <text:p>897969744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61678279">
            <text:p>561678279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81250285">
            <text:p>581250285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04640797">
            <text:p>404640797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77428156">
            <text:p>577428156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99710982">
            <text:p>499710982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08962230">
            <text:p>708962230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34309034">
            <text:p>434309034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03998047">
            <text:p>503998047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91133068">
            <text:p>491133068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49232177">
            <text:p>649232177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54985868">
            <text:p>654985868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997683626">
            <text:p>997683626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52067395">
            <text:p>752067395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03768349">
            <text:p>70376834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42982603">
            <text:p>54298260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6810769">
            <text:p>62681076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49964494">
            <text:p>44996449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80963951">
            <text:p>3809639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60798956">
            <text:p>46079895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80062720">
            <text:p>6800627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47587791">
            <text:p>3475877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9558830">
            <text:p>61955883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37546329">
            <text:p>43754632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32326964">
            <text:p>53232696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47574062">
            <text:p>54757406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2388774">
            <text:p>62238877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11984021">
            <text:p>31198402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98263998">
            <text:p>49826399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2623904">
            <text:p>4026239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5233914">
            <text:p>6552339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42957000">
            <text:p>5429570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81984917">
            <text:p>3819849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9426839">
            <text:p>50942683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4449017">
            <text:p>5544490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4763677">
            <text:p>5747636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35671618">
            <text:p>43567161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0526374">
            <text:p>61052637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22526965">
            <text:p>32252696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22302720">
            <text:p>5223027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9499342">
            <text:p>61949934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33432775">
            <text:p>33343277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84687023">
            <text:p>58468702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1865405">
            <text:p>6118654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6529944">
            <text:p>6065299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46656109">
            <text:p>34665610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1718680">
            <text:p>40171868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13577092">
            <text:p>41357709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98386799">
            <text:p>3983867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14264136">
            <text:p>4142641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90503626">
            <text:p>3905036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97763268">
            <text:p>49776326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31540585">
            <text:p>4315405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39549865">
            <text:p>53954986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13125036">
            <text:p>3131250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9939466">
            <text:p>6399394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70945563">
            <text:p>37094556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30733656">
            <text:p>53073365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7243030">
            <text:p>35724303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1862856">
            <text:p>35186285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94162967">
            <text:p>3941629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76503530">
            <text:p>67650353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24036887">
            <text:p>52403688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9081813">
            <text:p>30908181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70524732">
            <text:p>670524732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01T15:29:09.02</dc:date>
    <meta:document-statistic meta:table-count="1" meta:cell-count="4796" meta:object-count="1"/>
    <meta:generator>LibreOffice/4.0.2.2$Windows_x86 LibreOffice_project/4c82dcdd6efcd48b1d8bba66bfe1989deee49c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200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461cm" svg:height="12.107cm" xlink:href=".." xlink:type="simple" chart:class="chart:line" chart:style-name="ch1">
        <chart:legend chart:legend-position="end" svg:x="21.251cm" svg:y="5.479cm" style:legend-expansion="high" chart:style-name="ch2"/>
        <chart:plot-area chart:style-name="ch3" table:cell-range-address="Hoja1.E1:Hoja1.G47" chart:data-source-has-labels="both" svg:x="0.919cm" svg:y="1.103cm" svg:width="19.394cm" svg:height="10.342cm">
          <chartooo:coordinate-region svg:x="3.022cm" svg:y="1.315cm" svg:width="17.104cm" svg:height="9.457cm"/>
          <chart:axis chart:dimension="x" chart:name="primary-x" chart:style-name="ch4" chartooo:axis-type="auto">
            <chartooo:date-scale/>
            <chart:categories table:cell-range-address="Hoja1.E2:Hoja1.E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F2:Hoja1.F47" chart:label-cell-address="Hoja1.F1:Hoja1.F1" chart:class="chart:line">
            <chart:data-point chart:repeated="46"/>
          </chart:series>
          <chart:series chart:style-name="ch8" chart:values-cell-range-address="Hoja1.G2:Hoja1.G47" chart:label-cell-address="Hoja1.G1:Hoja1.G1" chart:class="chart:line">
            <chart:data-point chart:repeated="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</text:p>
                <draw:g>
                  <svg:desc>Hoja1.F1:Hoja1.F1</svg:desc>
                </draw:g>
              </table:table-cell>
              <table:table-cell office:value-type="string">
                <text:p>Teorico</text:p>
                <draw:g>
                  <svg:desc>Hoja1.G1:Hoja1.G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Hoja1.E2:Hoja1.E47</svg:desc>
                </draw:g>
              </table:table-cell>
              <table:table-cell office:value-type="float" office:value="205588.22">
                <text:p>205588.22</text:p>
                <draw:g>
                  <svg:desc>Hoja1.F2:Hoja1.F47</svg:desc>
                </draw:g>
              </table:table-cell>
              <table:table-cell office:value-type="float" office:value="118750">
                <text:p>118750</text:p>
                <draw:g>
                  <svg:desc>Hoja1.G2:Hoja1.G47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95072.78">
                <text:p>495072.78</text:p>
              </table:table-cell>
              <table:table-cell office:value-type="float" office:value="246240">
                <text:p>24624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34588.5">
                <text:p>734588.5</text:p>
              </table:table-cell>
              <table:table-cell office:value-type="float" office:value="456190">
                <text:p>45619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65647.52">
                <text:p>965647.52</text:p>
              </table:table-cell>
              <table:table-cell office:value-type="float" office:value="778240">
                <text:p>77824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530259.02">
                <text:p>1530259.02</text:p>
              </table:table-cell>
              <table:table-cell office:value-type="float" office:value="1246590">
                <text:p>124659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61037.44">
                <text:p>2861037.44</text:p>
              </table:table-cell>
              <table:table-cell office:value-type="float" office:value="1900000">
                <text:p>190000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875645.84">
                <text:p>2875645.84</text:p>
              </table:table-cell>
              <table:table-cell office:value-type="float" office:value="2781790">
                <text:p>278179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550720.96">
                <text:p>4550720.96</text:p>
              </table:table-cell>
              <table:table-cell office:value-type="float" office:value="3939840">
                <text:p>393984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298498.44">
                <text:p>5298498.44</text:p>
              </table:table-cell>
              <table:table-cell office:value-type="float" office:value="5426590">
                <text:p>542659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699511.18">
                <text:p>7699511.18</text:p>
              </table:table-cell>
              <table:table-cell office:value-type="float" office:value="7299040">
                <text:p>729904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967004.58">
                <text:p>9967004.58</text:p>
              </table:table-cell>
              <table:table-cell office:value-type="float" office:value="9618750">
                <text:p>961875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2850451.08">
                <text:p>12850451.08</text:p>
              </table:table-cell>
              <table:table-cell office:value-type="float" office:value="12451840">
                <text:p>1245184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5693014.38">
                <text:p>15693014.38</text:p>
              </table:table-cell>
              <table:table-cell office:value-type="float" office:value="15868990">
                <text:p>1586899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7932652.04">
                <text:p>17932652.04</text:p>
              </table:table-cell>
              <table:table-cell office:value-type="float" office:value="19945440">
                <text:p>1994544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3167562.52">
                <text:p>23167562.52</text:p>
              </table:table-cell>
              <table:table-cell office:value-type="float" office:value="24760990">
                <text:p>2476099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118901.34">
                <text:p>29118901.34</text:p>
              </table:table-cell>
              <table:table-cell office:value-type="float" office:value="30400000">
                <text:p>3040000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3045747.4">
                <text:p>33045747.4</text:p>
              </table:table-cell>
              <table:table-cell office:value-type="float" office:value="36951390">
                <text:p>3695139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9599816.1">
                <text:p>39599816.1</text:p>
              </table:table-cell>
              <table:table-cell office:value-type="float" office:value="44508640">
                <text:p>44508640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45698664.84">
                <text:p>45698664.84</text:p>
              </table:table-cell>
              <table:table-cell office:value-type="float" office:value="53169790">
                <text:p>5316979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3297765.28">
                <text:p>53297765.28</text:p>
              </table:table-cell>
              <table:table-cell office:value-type="float" office:value="63037440">
                <text:p>6303744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60517869.54">
                <text:p>60517869.54</text:p>
              </table:table-cell>
              <table:table-cell office:value-type="float" office:value="74218750">
                <text:p>7421875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68141780.46">
                <text:p>68141780.46</text:p>
              </table:table-cell>
              <table:table-cell office:value-type="float" office:value="86825440">
                <text:p>8682544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80682220">
                <text:p>80682220</text:p>
              </table:table-cell>
              <table:table-cell office:value-type="float" office:value="100973790">
                <text:p>10097379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99627001.02">
                <text:p>99627001.02</text:p>
              </table:table-cell>
              <table:table-cell office:value-type="float" office:value="116784640">
                <text:p>11678464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02386520.82">
                <text:p>102386520.82</text:p>
              </table:table-cell>
              <table:table-cell office:value-type="float" office:value="134383390">
                <text:p>13438339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1528937.5">
                <text:p>111528937.5</text:p>
              </table:table-cell>
              <table:table-cell office:value-type="float" office:value="153900000">
                <text:p>15390000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32063240.82">
                <text:p>132063240.82</text:p>
              </table:table-cell>
              <table:table-cell office:value-type="float" office:value="175468990">
                <text:p>17546899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45867208.46">
                <text:p>145867208.46</text:p>
              </table:table-cell>
              <table:table-cell office:value-type="float" office:value="199229440">
                <text:p>19922944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59381748.24">
                <text:p>159381748.24</text:p>
              </table:table-cell>
              <table:table-cell office:value-type="float" office:value="225324990">
                <text:p>225324990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88406821.82">
                <text:p>188406821.82</text:p>
              </table:table-cell>
              <table:table-cell office:value-type="float" office:value="253903840">
                <text:p>25390384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13464806.84">
                <text:p>213464806.84</text:p>
              </table:table-cell>
              <table:table-cell office:value-type="float" office:value="285118750">
                <text:p>28511875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49065625.74">
                <text:p>249065625.74</text:p>
              </table:table-cell>
              <table:table-cell office:value-type="float" office:value="319127040">
                <text:p>319127040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98558792.12">
                <text:p>298558792.12</text:p>
              </table:table-cell>
              <table:table-cell office:value-type="float" office:value="356090590">
                <text:p>356090590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70849386.26">
                <text:p>270849386.26</text:p>
              </table:table-cell>
              <table:table-cell office:value-type="float" office:value="396175840">
                <text:p>396175840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91696056.46">
                <text:p>291696056.46</text:p>
              </table:table-cell>
              <table:table-cell office:value-type="float" office:value="439553790">
                <text:p>43955379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99172973.48">
                <text:p>299172973.48</text:p>
              </table:table-cell>
              <table:table-cell office:value-type="float" office:value="486400000">
                <text:p>48640000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52824013.5">
                <text:p>352824013.5</text:p>
              </table:table-cell>
              <table:table-cell office:value-type="float" office:value="536894590">
                <text:p>53689459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92454374.52">
                <text:p>392454374.52</text:p>
              </table:table-cell>
              <table:table-cell office:value-type="float" office:value="591222240">
                <text:p>59122224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18554760.4">
                <text:p>418554760.4</text:p>
              </table:table-cell>
              <table:table-cell office:value-type="float" office:value="649572190">
                <text:p>64957219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2316584.44">
                <text:p>442316584.44</text:p>
              </table:table-cell>
              <table:table-cell office:value-type="float" office:value="712138240">
                <text:p>71213824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41816121.4">
                <text:p>441816121.4</text:p>
              </table:table-cell>
              <table:table-cell office:value-type="float" office:value="779118750">
                <text:p>77911875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8318889.16">
                <text:p>468318889.16</text:p>
              </table:table-cell>
              <table:table-cell office:value-type="float" office:value="850716640">
                <text:p>850716640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529781243.04">
                <text:p>529781243.04</text:p>
              </table:table-cell>
              <table:table-cell office:value-type="float" office:value="927139390">
                <text:p>92713939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578154348.36">
                <text:p>578154348.36</text:p>
              </table:table-cell>
              <table:table-cell office:value-type="float" office:value="1008599040">
                <text:p>100859904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621275776.42">
                <text:p>621275776.42</text:p>
              </table:table-cell>
              <table:table-cell office:value-type="float" office:value="1095312190">
                <text:p>109531219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85988307.84">
                <text:p>485988307.84</text:p>
              </table:table-cell>
              <table:table-cell office:value-type="float" office:value="1187500000">
                <text:p>11875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